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1.238cm"/>
    </style:style>
    <style:style style:name="co4" style:family="table-column">
      <style:table-column-properties fo:break-before="auto" style:column-width="1.889cm"/>
    </style:style>
    <style:style style:name="co5" style:family="table-column">
      <style:table-column-properties fo:break-before="auto" style:column-width="1.5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6" table:default-cell-style-name="Default"/>
        <table:table-row table:style-name="ro1">
          <table:table-cell table:number-columns-repeated="14"/>
          <table:table-cell table:style-name="ce9" table:number-columns-repeated="10"/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 calcext:value-type="string">
            <text:p>BLUNT</text:p>
          </table:table-cell>
          <table:table-cell table:number-columns-repeated="9"/>
          <table:table-cell table:style-name="ce9" table:number-columns-repeated="4"/>
          <table:table-cell table:style-name="ce10" office:value-type="string" calcext:value-type="string">
            <text:p>CUT</text:p>
          </table:table-cell>
          <table:table-cell table:style-name="ce9" table:number-columns-repeated="5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4"/>
          <table:table-cell table:style-name="ce9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STR \\ TO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HAR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formula="of:=1.3161^([.$A5]-[.B$4])" office:value-type="float" office:value="1" calcext:value-type="float">
            <text:p>1.00</text:p>
          </table:table-cell>
          <table:table-cell table:style-name="ce4" table:formula="of:=1.3161^([.$A5]-[.C$4])" office:value-type="float" office:value="0.759820682318973" calcext:value-type="float">
            <text:p>0.76</text:p>
          </table:table-cell>
          <table:table-cell table:style-name="ce4" table:formula="of:=1.3161^([.$A5]-[.D$4])" office:value-type="float" office:value="0.577327469279669" calcext:value-type="float">
            <text:p>0.58</text:p>
          </table:table-cell>
          <table:table-cell table:style-name="ce4" table:formula="of:=1.3161^([.$A5]-[.E$4])" office:value-type="float" office:value="0.438665351629564" calcext:value-type="float">
            <text:p>0.44</text:p>
          </table:table-cell>
          <table:table-cell table:style-name="ce4" table:formula="of:=1.3161^([.$A5]-[.F$4])" office:value-type="float" office:value="0.333307006784867" calcext:value-type="float">
            <text:p>0.33</text:p>
          </table:table-cell>
          <table:table-cell table:style-name="ce4" table:formula="of:=1.3161^([.$A5]-[.G$4])" office:value-type="float" office:value="0.253253557316972" calcext:value-type="float">
            <text:p>0.25</text:p>
          </table:table-cell>
          <table:table-cell table:style-name="ce4" table:formula="of:=1.3161^([.$A5]-[.H$4])" office:value-type="float" office:value="0.192427290720289" calcext:value-type="float">
            <text:p>0.19</text:p>
          </table:table-cell>
          <table:table-cell table:style-name="ce4" table:formula="of:=1.3161^([.$A5]-[.I$4])" office:value-type="float" office:value="0.146210235331881" calcext:value-type="float">
            <text:p>0.15</text:p>
          </table:table-cell>
          <table:table-cell table:style-name="ce4" table:formula="of:=1.3161^([.$A5]-[.J$4])" office:value-type="float" office:value="0.111093560771888" calcext:value-type="float">
            <text:p>0.11</text:p>
          </table:table-cell>
          <table:table-cell/>
          <table:table-cell table:style-name="ce2" office:value-type="string" calcext:value-type="string">
            <text:p>STR-TOU</text:p>
          </table:table-cell>
          <table:table-cell table:style-name="ce3" office:value-type="string" calcext:value-type="string">
            <text:p>Factor</text:p>
          </table:table-cell>
          <table:table-cell table:style-name="ce6" table:formula="of:=1.3161^[.N4]" office:value-type="float" office:value="0.111093560771888" calcext:value-type="float">
            <text:p>0.11</text:p>
          </table:table-cell>
          <table:table-cell table:style-name="ce6" table:formula="of:=1.3161^[.O4]" office:value-type="float" office:value="0.146210235331881" calcext:value-type="float">
            <text:p>0.15</text:p>
          </table:table-cell>
          <table:table-cell table:style-name="ce6" table:formula="of:=1.3161^[.P4]" office:value-type="float" office:value="0.192427290720289" calcext:value-type="float">
            <text:p>0.19</text:p>
          </table:table-cell>
          <table:table-cell table:style-name="ce6" table:formula="of:=1.3161^[.Q4]" office:value-type="float" office:value="0.253253557316972" calcext:value-type="float">
            <text:p>0.25</text:p>
          </table:table-cell>
          <table:table-cell table:style-name="ce6" table:formula="of:=1.3161^[.R4]" office:value-type="float" office:value="0.333307006784867" calcext:value-type="float">
            <text:p>0.33</text:p>
          </table:table-cell>
          <table:table-cell table:style-name="ce6" table:formula="of:=1.3161^[.S4]" office:value-type="float" office:value="0.438665351629564" calcext:value-type="float">
            <text:p>0.44</text:p>
          </table:table-cell>
          <table:table-cell table:style-name="ce6" table:formula="of:=1.3161^[.T4]" office:value-type="float" office:value="0.577327469279669" calcext:value-type="float">
            <text:p>0.58</text:p>
          </table:table-cell>
          <table:table-cell table:style-name="ce6" table:formula="of:=1.3161^[.U4]" office:value-type="float" office:value="0.759820682318973" calcext:value-type="float">
            <text:p>0.76</text:p>
          </table:table-cell>
          <table:table-cell table:style-name="ce6" table:formula="of:=1.3161^[.V4]" office:value-type="float" office:value="1" calcext:value-type="float">
            <text:p>1.00</text:p>
          </table:table-cell>
          <table:table-cell table:style-name="ce6" table:formula="of:=1.3161^[.W4]" office:value-type="float" office:value="1.3161" calcext:value-type="float">
            <text:p>1.32</text:p>
          </table:table-cell>
          <table:table-cell table:style-name="ce6" table:formula="of:=1.3161^[.X4]" office:value-type="float" office:value="1.73211921" calcext:value-type="float">
            <text:p>1.73</text:p>
          </table:table-cell>
          <table:table-cell table:style-name="ce6" table:formula="of:=1.3161^[.Y4]" office:value-type="float" office:value="2.279642092281" calcext:value-type="float">
            <text:p>2.28</text:p>
          </table:table-cell>
          <table:table-cell table:style-name="ce6" table:formula="of:=1.3161^[.Z4]" office:value-type="float" office:value="3.00023695765102" calcext:value-type="float">
            <text:p>3.00</text:p>
          </table:table-cell>
          <table:table-cell table:style-name="ce6" table:formula="of:=1.3161^[.AA4]" office:value-type="float" office:value="3.94861185996451" calcext:value-type="float">
            <text:p>3.95</text:p>
          </table:table-cell>
          <table:table-cell table:style-name="ce6" table:formula="of:=1.3161^[.AB4]" office:value-type="float" office:value="5.1967680688993" calcext:value-type="float">
            <text:p>5.20</text:p>
          </table:table-cell>
          <table:table-cell table:style-name="ce6" table:formula="of:=1.3161^[.AC4]" office:value-type="float" office:value="6.83946645547836" calcext:value-type="float">
            <text:p>6.84</text:p>
          </table:table-cell>
          <table:table-cell table:style-name="ce6" table:formula="of:=1.3161^[.AD4]" office:value-type="float" office:value="9.00142180205508" calcext:value-type="float">
            <text:p>9.00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table:formula="of:=1.3161^([.$A6]-[.B$4])" office:value-type="float" office:value="1.3161" calcext:value-type="float">
            <text:p>1.32</text:p>
          </table:table-cell>
          <table:table-cell table:style-name="ce4" table:formula="of:=1.3161^([.$A6]-[.C$4])" office:value-type="float" office:value="1" calcext:value-type="float">
            <text:p>1.00</text:p>
          </table:table-cell>
          <table:table-cell table:style-name="ce4" table:formula="of:=1.3161^([.$A6]-[.D$4])" office:value-type="float" office:value="0.759820682318973" calcext:value-type="float">
            <text:p>0.76</text:p>
          </table:table-cell>
          <table:table-cell table:style-name="ce4" table:formula="of:=1.3161^([.$A6]-[.E$4])" office:value-type="float" office:value="0.577327469279669" calcext:value-type="float">
            <text:p>0.58</text:p>
          </table:table-cell>
          <table:table-cell table:style-name="ce4" table:formula="of:=1.3161^([.$A6]-[.F$4])" office:value-type="float" office:value="0.438665351629564" calcext:value-type="float">
            <text:p>0.44</text:p>
          </table:table-cell>
          <table:table-cell table:style-name="ce4" table:formula="of:=1.3161^([.$A6]-[.G$4])" office:value-type="float" office:value="0.333307006784867" calcext:value-type="float">
            <text:p>0.33</text:p>
          </table:table-cell>
          <table:table-cell table:style-name="ce4" table:formula="of:=1.3161^([.$A6]-[.H$4])" office:value-type="float" office:value="0.253253557316972" calcext:value-type="float">
            <text:p>0.25</text:p>
          </table:table-cell>
          <table:table-cell table:style-name="ce4" table:formula="of:=1.3161^([.$A6]-[.I$4])" office:value-type="float" office:value="0.192427290720289" calcext:value-type="float">
            <text:p>0.19</text:p>
          </table:table-cell>
          <table:table-cell table:style-name="ce4" table:formula="of:=1.3161^([.$A6]-[.J$4])" office:value-type="float" office:value="0.146210235331881" calcext:value-type="float">
            <text:p>0.15</text:p>
          </table:table-cell>
          <table:table-cell/>
          <table:table-cell table:style-name="ce2" office:value-type="float" office:value="-8" calcext:value-type="float">
            <text:p>-8</text:p>
          </table:table-cell>
          <table:table-cell table:style-name="ce6" table:formula="of:=1.3161^[.L6]" office:value-type="float" office:value="0.111093560771888" calcext:value-type="float">
            <text:p>0.11</text:p>
          </table:table-cell>
          <table:table-cell table:style-name="ce7" table:formula="of:=[.$M6]*3/4  + [.N$5]*1/4" office:value-type="float" office:value="0.111093560771888" calcext:value-type="float">
            <text:p>0.11</text:p>
          </table:table-cell>
          <table:table-cell table:style-name="ce7" table:formula="of:=[.$M6]*3/4  + [.O$5]*1/4" office:value-type="float" office:value="0.119872729411886" calcext:value-type="float">
            <text:p>0.12</text:p>
          </table:table-cell>
          <table:table-cell table:style-name="ce7" table:formula="of:=[.$M6]*3/4  + [.P$5]*1/4" office:value-type="float" office:value="0.131426993258988" calcext:value-type="float">
            <text:p>0.13</text:p>
          </table:table-cell>
          <table:table-cell table:style-name="ce7" table:formula="of:=[.$M6]*3/4  + [.Q$5]*1/4" office:value-type="float" office:value="0.146633559908159" calcext:value-type="float">
            <text:p>0.15</text:p>
          </table:table-cell>
          <table:table-cell table:style-name="ce7" table:formula="of:=[.$M6]*3/4  + [.R$5]*1/4" office:value-type="float" office:value="0.166646922275133" calcext:value-type="float">
            <text:p>0.17</text:p>
          </table:table-cell>
          <table:table-cell table:style-name="ce7" table:formula="of:=[.$M6]*3/4  + [.S$5]*1/4" office:value-type="float" office:value="0.192986508486307" calcext:value-type="float">
            <text:p>0.19</text:p>
          </table:table-cell>
          <table:table-cell table:style-name="ce7" table:formula="of:=[.$M6]*3/4  + [.T$5]*1/4" office:value-type="float" office:value="0.227652037898833" calcext:value-type="float">
            <text:p>0.23</text:p>
          </table:table-cell>
          <table:table-cell table:style-name="ce7" table:formula="of:=[.$M6]*3/4  + [.U$5]*1/4" office:value-type="float" office:value="0.273275341158659" calcext:value-type="float">
            <text:p>0.27</text:p>
          </table:table-cell>
          <table:table-cell table:style-name="ce7" table:formula="of:=[.$M6]*3/4  + [.V$5]*1/4" office:value-type="float" office:value="0.333320170578916" calcext:value-type="float">
            <text:p>0.33</text:p>
          </table:table-cell>
          <table:table-cell table:style-name="ce7" table:formula="of:=[.$M6]*3/4  + [.W$5]*1/4" office:value-type="float" office:value="0.412345170578916" calcext:value-type="float">
            <text:p>0.41</text:p>
          </table:table-cell>
          <table:table-cell table:style-name="ce7" table:formula="of:=[.$M6]*3/4  + [.X$5]*1/4" office:value-type="float" office:value="0.516349973078916" calcext:value-type="float">
            <text:p>0.52</text:p>
          </table:table-cell>
          <table:table-cell table:style-name="ce7" table:formula="of:=[.$M6]*3/4  + [.Y$5]*1/4" office:value-type="float" office:value="0.653230693649166" calcext:value-type="float">
            <text:p>0.65</text:p>
          </table:table-cell>
          <table:table-cell table:style-name="ce7" table:formula="of:=[.$M6]*3/4  + [.Z$5]*1/4" office:value-type="float" office:value="0.833379409991672" calcext:value-type="float">
            <text:p>0.83</text:p>
          </table:table-cell>
          <table:table-cell table:style-name="ce7" table:formula="of:=[.$M6]*3/4  + [.AA$5]*1/4" office:value-type="float" office:value="1.07047313557004" calcext:value-type="float">
            <text:p>1.07</text:p>
          </table:table-cell>
          <table:table-cell table:style-name="ce7" table:formula="of:=[.$M6]*3/4  + [.AB$5]*1/4" office:value-type="float" office:value="1.38251218780374" calcext:value-type="float">
            <text:p>1.38</text:p>
          </table:table-cell>
          <table:table-cell table:style-name="ce7" table:formula="of:=[.$M6]*3/4  + [.AC$5]*1/4" office:value-type="float" office:value="1.79318678444851" calcext:value-type="float">
            <text:p>1.79</text:p>
          </table:table-cell>
          <table:table-cell table:style-name="ce7" table:formula="of:=[.$M6]*3/4  + [.AD$5]*1/4" office:value-type="float" office:value="2.33367562109268" calcext:value-type="float">
            <text:p>2.33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table:formula="of:=1.3161^([.$A7]-[.B$4])" office:value-type="float" office:value="1.73211921" calcext:value-type="float">
            <text:p>1.73</text:p>
          </table:table-cell>
          <table:table-cell table:style-name="ce4" table:formula="of:=1.3161^([.$A7]-[.C$4])" office:value-type="float" office:value="1.3161" calcext:value-type="float">
            <text:p>1.32</text:p>
          </table:table-cell>
          <table:table-cell table:style-name="ce4" table:formula="of:=1.3161^([.$A7]-[.D$4])" office:value-type="float" office:value="1" calcext:value-type="float">
            <text:p>1.00</text:p>
          </table:table-cell>
          <table:table-cell table:style-name="ce4" table:formula="of:=1.3161^([.$A7]-[.E$4])" office:value-type="float" office:value="0.759820682318973" calcext:value-type="float">
            <text:p>0.76</text:p>
          </table:table-cell>
          <table:table-cell table:style-name="ce4" table:formula="of:=1.3161^([.$A7]-[.F$4])" office:value-type="float" office:value="0.577327469279669" calcext:value-type="float">
            <text:p>0.58</text:p>
          </table:table-cell>
          <table:table-cell table:style-name="ce4" table:formula="of:=1.3161^([.$A7]-[.G$4])" office:value-type="float" office:value="0.438665351629564" calcext:value-type="float">
            <text:p>0.44</text:p>
          </table:table-cell>
          <table:table-cell table:style-name="ce4" table:formula="of:=1.3161^([.$A7]-[.H$4])" office:value-type="float" office:value="0.333307006784867" calcext:value-type="float">
            <text:p>0.33</text:p>
          </table:table-cell>
          <table:table-cell table:style-name="ce4" table:formula="of:=1.3161^([.$A7]-[.I$4])" office:value-type="float" office:value="0.253253557316972" calcext:value-type="float">
            <text:p>0.25</text:p>
          </table:table-cell>
          <table:table-cell table:style-name="ce4" table:formula="of:=1.3161^([.$A7]-[.J$4])" office:value-type="float" office:value="0.192427290720289" calcext:value-type="float">
            <text:p>0.19</text:p>
          </table:table-cell>
          <table:table-cell/>
          <table:table-cell table:style-name="ce2" office:value-type="float" office:value="-7" calcext:value-type="float">
            <text:p>-7</text:p>
          </table:table-cell>
          <table:table-cell table:style-name="ce6" table:formula="of:=1.3161^[.L7]" office:value-type="float" office:value="0.146210235331881" calcext:value-type="float">
            <text:p>0.15</text:p>
          </table:table-cell>
          <table:table-cell table:style-name="ce7" table:formula="of:=[.$M7]*3/4  + [.N$5]*1/4" office:value-type="float" office:value="0.137431066691883" calcext:value-type="float">
            <text:p>0.14</text:p>
          </table:table-cell>
          <table:table-cell table:style-name="ce7" table:formula="of:=[.$M7]*3/4  + [.O$5]*1/4" office:value-type="float" office:value="0.146210235331881" calcext:value-type="float">
            <text:p>0.15</text:p>
          </table:table-cell>
          <table:table-cell table:style-name="ce7" table:formula="of:=[.$M7]*3/4  + [.P$5]*1/4" office:value-type="float" office:value="0.157764499178983" calcext:value-type="float">
            <text:p>0.16</text:p>
          </table:table-cell>
          <table:table-cell table:style-name="ce7" table:formula="of:=[.$M7]*3/4  + [.Q$5]*1/4" office:value-type="float" office:value="0.172971065828154" calcext:value-type="float">
            <text:p>0.17</text:p>
          </table:table-cell>
          <table:table-cell table:style-name="ce7" table:formula="of:=[.$M7]*3/4  + [.R$5]*1/4" office:value-type="float" office:value="0.192984428195128" calcext:value-type="float">
            <text:p>0.19</text:p>
          </table:table-cell>
          <table:table-cell table:style-name="ce7" table:formula="of:=[.$M7]*3/4  + [.S$5]*1/4" office:value-type="float" office:value="0.219324014406302" calcext:value-type="float">
            <text:p>0.22</text:p>
          </table:table-cell>
          <table:table-cell table:style-name="ce7" table:formula="of:=[.$M7]*3/4  + [.T$5]*1/4" office:value-type="float" office:value="0.253989543818828" calcext:value-type="float">
            <text:p>0.25</text:p>
          </table:table-cell>
          <table:table-cell table:style-name="ce7" table:formula="of:=[.$M7]*3/4  + [.U$5]*1/4" office:value-type="float" office:value="0.299612847078654" calcext:value-type="float">
            <text:p>0.30</text:p>
          </table:table-cell>
          <table:table-cell table:style-name="ce7" table:formula="of:=[.$M7]*3/4  + [.V$5]*1/4" office:value-type="float" office:value="0.359657676498911" calcext:value-type="float">
            <text:p>0.36</text:p>
          </table:table-cell>
          <table:table-cell table:style-name="ce7" table:formula="of:=[.$M7]*3/4  + [.W$5]*1/4" office:value-type="float" office:value="0.438682676498911" calcext:value-type="float">
            <text:p>0.44</text:p>
          </table:table-cell>
          <table:table-cell table:style-name="ce7" table:formula="of:=[.$M7]*3/4  + [.X$5]*1/4" office:value-type="float" office:value="0.542687478998911" calcext:value-type="float">
            <text:p>0.54</text:p>
          </table:table-cell>
          <table:table-cell table:style-name="ce7" table:formula="of:=[.$M7]*3/4  + [.Y$5]*1/4" office:value-type="float" office:value="0.679568199569161" calcext:value-type="float">
            <text:p>0.68</text:p>
          </table:table-cell>
          <table:table-cell table:style-name="ce7" table:formula="of:=[.$M7]*3/4  + [.Z$5]*1/4" office:value-type="float" office:value="0.859716915911667" calcext:value-type="float">
            <text:p>0.86</text:p>
          </table:table-cell>
          <table:table-cell table:style-name="ce7" table:formula="of:=[.$M7]*3/4  + [.AA$5]*1/4" office:value-type="float" office:value="1.09681064149004" calcext:value-type="float">
            <text:p>1.10</text:p>
          </table:table-cell>
          <table:table-cell table:style-name="ce7" table:formula="of:=[.$M7]*3/4  + [.AB$5]*1/4" office:value-type="float" office:value="1.40884969372374" calcext:value-type="float">
            <text:p>1.41</text:p>
          </table:table-cell>
          <table:table-cell table:style-name="ce7" table:formula="of:=[.$M7]*3/4  + [.AC$5]*1/4" office:value-type="float" office:value="1.8195242903685" calcext:value-type="float">
            <text:p>1.82</text:p>
          </table:table-cell>
          <table:table-cell table:style-name="ce7" table:formula="of:=[.$M7]*3/4  + [.AD$5]*1/4" office:value-type="float" office:value="2.36001312701268" calcext:value-type="float">
            <text:p>2.36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table:formula="of:=1.3161^([.$A8]-[.B$4])" office:value-type="float" office:value="2.279642092281" calcext:value-type="float">
            <text:p>2.28</text:p>
          </table:table-cell>
          <table:table-cell table:style-name="ce4" table:formula="of:=1.3161^([.$A8]-[.C$4])" office:value-type="float" office:value="1.73211921" calcext:value-type="float">
            <text:p>1.73</text:p>
          </table:table-cell>
          <table:table-cell table:style-name="ce4" table:formula="of:=1.3161^([.$A8]-[.D$4])" office:value-type="float" office:value="1.3161" calcext:value-type="float">
            <text:p>1.32</text:p>
          </table:table-cell>
          <table:table-cell table:style-name="ce4" table:formula="of:=1.3161^([.$A8]-[.E$4])" office:value-type="float" office:value="1" calcext:value-type="float">
            <text:p>1.00</text:p>
          </table:table-cell>
          <table:table-cell table:style-name="ce4" table:formula="of:=1.3161^([.$A8]-[.F$4])" office:value-type="float" office:value="0.759820682318973" calcext:value-type="float">
            <text:p>0.76</text:p>
          </table:table-cell>
          <table:table-cell table:style-name="ce4" table:formula="of:=1.3161^([.$A8]-[.G$4])" office:value-type="float" office:value="0.577327469279669" calcext:value-type="float">
            <text:p>0.58</text:p>
          </table:table-cell>
          <table:table-cell table:style-name="ce4" table:formula="of:=1.3161^([.$A8]-[.H$4])" office:value-type="float" office:value="0.438665351629564" calcext:value-type="float">
            <text:p>0.44</text:p>
          </table:table-cell>
          <table:table-cell table:style-name="ce4" table:formula="of:=1.3161^([.$A8]-[.I$4])" office:value-type="float" office:value="0.333307006784867" calcext:value-type="float">
            <text:p>0.33</text:p>
          </table:table-cell>
          <table:table-cell table:style-name="ce4" table:formula="of:=1.3161^([.$A8]-[.J$4])" office:value-type="float" office:value="0.253253557316972" calcext:value-type="float">
            <text:p>0.25</text:p>
          </table:table-cell>
          <table:table-cell/>
          <table:table-cell table:style-name="ce2" office:value-type="float" office:value="-6" calcext:value-type="float">
            <text:p>-6</text:p>
          </table:table-cell>
          <table:table-cell table:style-name="ce6" table:formula="of:=1.3161^[.L8]" office:value-type="float" office:value="0.192427290720289" calcext:value-type="float">
            <text:p>0.19</text:p>
          </table:table-cell>
          <table:table-cell table:style-name="ce7" table:formula="of:=[.$M8]*3/4  + [.N$5]*1/4" office:value-type="float" office:value="0.172093858233189" calcext:value-type="float">
            <text:p>0.17</text:p>
          </table:table-cell>
          <table:table-cell table:style-name="ce7" table:formula="of:=[.$M8]*3/4  + [.O$5]*1/4" office:value-type="float" office:value="0.180873026873187" calcext:value-type="float">
            <text:p>0.18</text:p>
          </table:table-cell>
          <table:table-cell table:style-name="ce7" table:formula="of:=[.$M8]*3/4  + [.P$5]*1/4" office:value-type="float" office:value="0.192427290720289" calcext:value-type="float">
            <text:p>0.19</text:p>
          </table:table-cell>
          <table:table-cell table:style-name="ce7" table:formula="of:=[.$M8]*3/4  + [.Q$5]*1/4" office:value-type="float" office:value="0.20763385736946" calcext:value-type="float">
            <text:p>0.21</text:p>
          </table:table-cell>
          <table:table-cell table:style-name="ce7" table:formula="of:=[.$M8]*3/4  + [.R$5]*1/4" office:value-type="float" office:value="0.227647219736434" calcext:value-type="float">
            <text:p>0.23</text:p>
          </table:table-cell>
          <table:table-cell table:style-name="ce7" table:formula="of:=[.$M8]*3/4  + [.S$5]*1/4" office:value-type="float" office:value="0.253986805947608" calcext:value-type="float">
            <text:p>0.25</text:p>
          </table:table-cell>
          <table:table-cell table:style-name="ce7" table:formula="of:=[.$M8]*3/4  + [.T$5]*1/4" office:value-type="float" office:value="0.288652335360134" calcext:value-type="float">
            <text:p>0.29</text:p>
          </table:table-cell>
          <table:table-cell table:style-name="ce7" table:formula="of:=[.$M8]*3/4  + [.U$5]*1/4" office:value-type="float" office:value="0.33427563861996" calcext:value-type="float">
            <text:p>0.33</text:p>
          </table:table-cell>
          <table:table-cell table:style-name="ce7" table:formula="of:=[.$M8]*3/4  + [.V$5]*1/4" office:value-type="float" office:value="0.394320468040217" calcext:value-type="float">
            <text:p>0.39</text:p>
          </table:table-cell>
          <table:table-cell table:style-name="ce7" table:formula="of:=[.$M8]*3/4  + [.W$5]*1/4" office:value-type="float" office:value="0.473345468040217" calcext:value-type="float">
            <text:p>0.47</text:p>
          </table:table-cell>
          <table:table-cell table:style-name="ce7" table:formula="of:=[.$M8]*3/4  + [.X$5]*1/4" office:value-type="float" office:value="0.577350270540217" calcext:value-type="float">
            <text:p>0.58</text:p>
          </table:table-cell>
          <table:table-cell table:style-name="ce7" table:formula="of:=[.$M8]*3/4  + [.Y$5]*1/4" office:value-type="float" office:value="0.714230991110467" calcext:value-type="float">
            <text:p>0.71</text:p>
          </table:table-cell>
          <table:table-cell table:style-name="ce7" table:formula="of:=[.$M8]*3/4  + [.Z$5]*1/4" office:value-type="float" office:value="0.894379707452973" calcext:value-type="float">
            <text:p>0.89</text:p>
          </table:table-cell>
          <table:table-cell table:style-name="ce7" table:formula="of:=[.$M8]*3/4  + [.AA$5]*1/4" office:value-type="float" office:value="1.13147343303135" calcext:value-type="float">
            <text:p>1.13</text:p>
          </table:table-cell>
          <table:table-cell table:style-name="ce7" table:formula="of:=[.$M8]*3/4  + [.AB$5]*1/4" office:value-type="float" office:value="1.44351248526504" calcext:value-type="float">
            <text:p>1.44</text:p>
          </table:table-cell>
          <table:table-cell table:style-name="ce7" table:formula="of:=[.$M8]*3/4  + [.AC$5]*1/4" office:value-type="float" office:value="1.85418708190981" calcext:value-type="float">
            <text:p>1.85</text:p>
          </table:table-cell>
          <table:table-cell table:style-name="ce7" table:formula="of:=[.$M8]*3/4  + [.AD$5]*1/4" office:value-type="float" office:value="2.39467591855399" calcext:value-type="float">
            <text:p>2.39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table:formula="of:=1.3161^([.$A9]-[.B$4])" office:value-type="float" office:value="3.00023695765102" calcext:value-type="float">
            <text:p>3.00</text:p>
          </table:table-cell>
          <table:table-cell table:style-name="ce4" table:formula="of:=1.3161^([.$A9]-[.C$4])" office:value-type="float" office:value="2.279642092281" calcext:value-type="float">
            <text:p>2.28</text:p>
          </table:table-cell>
          <table:table-cell table:style-name="ce4" table:formula="of:=1.3161^([.$A9]-[.D$4])" office:value-type="float" office:value="1.73211921" calcext:value-type="float">
            <text:p>1.73</text:p>
          </table:table-cell>
          <table:table-cell table:style-name="ce4" table:formula="of:=1.3161^([.$A9]-[.E$4])" office:value-type="float" office:value="1.3161" calcext:value-type="float">
            <text:p>1.32</text:p>
          </table:table-cell>
          <table:table-cell table:style-name="ce4" table:formula="of:=1.3161^([.$A9]-[.F$4])" office:value-type="float" office:value="1" calcext:value-type="float">
            <text:p>1.00</text:p>
          </table:table-cell>
          <table:table-cell table:style-name="ce4" table:formula="of:=1.3161^([.$A9]-[.G$4])" office:value-type="float" office:value="0.759820682318973" calcext:value-type="float">
            <text:p>0.76</text:p>
          </table:table-cell>
          <table:table-cell table:style-name="ce4" table:formula="of:=1.3161^([.$A9]-[.H$4])" office:value-type="float" office:value="0.577327469279669" calcext:value-type="float">
            <text:p>0.58</text:p>
          </table:table-cell>
          <table:table-cell table:style-name="ce4" table:formula="of:=1.3161^([.$A9]-[.I$4])" office:value-type="float" office:value="0.438665351629564" calcext:value-type="float">
            <text:p>0.44</text:p>
          </table:table-cell>
          <table:table-cell table:style-name="ce4" table:formula="of:=1.3161^([.$A9]-[.J$4])" office:value-type="float" office:value="0.333307006784867" calcext:value-type="float">
            <text:p>0.33</text:p>
          </table:table-cell>
          <table:table-cell/>
          <table:table-cell table:style-name="ce2" office:value-type="float" office:value="-5" calcext:value-type="float">
            <text:p>-5</text:p>
          </table:table-cell>
          <table:table-cell table:style-name="ce6" table:formula="of:=1.3161^[.L9]" office:value-type="float" office:value="0.253253557316972" calcext:value-type="float">
            <text:p>0.25</text:p>
          </table:table-cell>
          <table:table-cell table:style-name="ce7" table:formula="of:=[.$M9]*3/4  + [.N$5]*1/4" office:value-type="float" office:value="0.217713558180701" calcext:value-type="float">
            <text:p>0.22</text:p>
          </table:table-cell>
          <table:table-cell table:style-name="ce7" table:formula="of:=[.$M9]*3/4  + [.O$5]*1/4" office:value-type="float" office:value="0.2264927268207" calcext:value-type="float">
            <text:p>0.23</text:p>
          </table:table-cell>
          <table:table-cell table:style-name="ce7" table:formula="of:=[.$M9]*3/4  + [.P$5]*1/4" office:value-type="float" office:value="0.238046990667802" calcext:value-type="float">
            <text:p>0.24</text:p>
          </table:table-cell>
          <table:table-cell table:style-name="ce7" table:formula="of:=[.$M9]*3/4  + [.Q$5]*1/4" office:value-type="float" office:value="0.253253557316972" calcext:value-type="float">
            <text:p>0.25</text:p>
          </table:table-cell>
          <table:table-cell table:style-name="ce7" table:formula="of:=[.$M9]*3/4  + [.R$5]*1/4" office:value-type="float" office:value="0.273266919683946" calcext:value-type="float">
            <text:p>0.27</text:p>
          </table:table-cell>
          <table:table-cell table:style-name="ce7" table:formula="of:=[.$M9]*3/4  + [.S$5]*1/4" office:value-type="float" office:value="0.29960650589512" calcext:value-type="float">
            <text:p>0.30</text:p>
          </table:table-cell>
          <table:table-cell table:style-name="ce7" table:formula="of:=[.$M9]*3/4  + [.T$5]*1/4" office:value-type="float" office:value="0.334272035307647" calcext:value-type="float">
            <text:p>0.33</text:p>
          </table:table-cell>
          <table:table-cell table:style-name="ce7" table:formula="of:=[.$M9]*3/4  + [.U$5]*1/4" office:value-type="float" office:value="0.379895338567472" calcext:value-type="float">
            <text:p>0.38</text:p>
          </table:table-cell>
          <table:table-cell table:style-name="ce7" table:formula="of:=[.$M9]*3/4  + [.V$5]*1/4" office:value-type="float" office:value="0.439940167987729" calcext:value-type="float">
            <text:p>0.44</text:p>
          </table:table-cell>
          <table:table-cell table:style-name="ce7" table:formula="of:=[.$M9]*3/4  + [.W$5]*1/4" office:value-type="float" office:value="0.518965167987729" calcext:value-type="float">
            <text:p>0.52</text:p>
          </table:table-cell>
          <table:table-cell table:style-name="ce7" table:formula="of:=[.$M9]*3/4  + [.X$5]*1/4" office:value-type="float" office:value="0.622969970487729" calcext:value-type="float">
            <text:p>0.62</text:p>
          </table:table-cell>
          <table:table-cell table:style-name="ce7" table:formula="of:=[.$M9]*3/4  + [.Y$5]*1/4" office:value-type="float" office:value="0.759850691057979" calcext:value-type="float">
            <text:p>0.76</text:p>
          </table:table-cell>
          <table:table-cell table:style-name="ce7" table:formula="of:=[.$M9]*3/4  + [.Z$5]*1/4" office:value-type="float" office:value="0.939999407400485" calcext:value-type="float">
            <text:p>0.94</text:p>
          </table:table-cell>
          <table:table-cell table:style-name="ce7" table:formula="of:=[.$M9]*3/4  + [.AA$5]*1/4" office:value-type="float" office:value="1.17709313297886" calcext:value-type="float">
            <text:p>1.18</text:p>
          </table:table-cell>
          <table:table-cell table:style-name="ce7" table:formula="of:=[.$M9]*3/4  + [.AB$5]*1/4" office:value-type="float" office:value="1.48913218521255" calcext:value-type="float">
            <text:p>1.49</text:p>
          </table:table-cell>
          <table:table-cell table:style-name="ce7" table:formula="of:=[.$M9]*3/4  + [.AC$5]*1/4" office:value-type="float" office:value="1.89980678185732" calcext:value-type="float">
            <text:p>1.90</text:p>
          </table:table-cell>
          <table:table-cell table:style-name="ce7" table:formula="of:=[.$M9]*3/4  + [.AD$5]*1/4" office:value-type="float" office:value="2.4402956185015" calcext:value-type="float">
            <text:p>2.44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formula="of:=1.3161^([.$A10]-[.B$4])" office:value-type="float" office:value="3.94861185996451" calcext:value-type="float">
            <text:p>3.95</text:p>
          </table:table-cell>
          <table:table-cell table:style-name="ce4" table:formula="of:=1.3161^([.$A10]-[.C$4])" office:value-type="float" office:value="3.00023695765102" calcext:value-type="float">
            <text:p>3.00</text:p>
          </table:table-cell>
          <table:table-cell table:style-name="ce4" table:formula="of:=1.3161^([.$A10]-[.D$4])" office:value-type="float" office:value="2.279642092281" calcext:value-type="float">
            <text:p>2.28</text:p>
          </table:table-cell>
          <table:table-cell table:style-name="ce4" table:formula="of:=1.3161^([.$A10]-[.E$4])" office:value-type="float" office:value="1.73211921" calcext:value-type="float">
            <text:p>1.73</text:p>
          </table:table-cell>
          <table:table-cell table:style-name="ce4" table:formula="of:=1.3161^([.$A10]-[.F$4])" office:value-type="float" office:value="1.3161" calcext:value-type="float">
            <text:p>1.32</text:p>
          </table:table-cell>
          <table:table-cell table:style-name="ce4" table:formula="of:=1.3161^([.$A10]-[.G$4])" office:value-type="float" office:value="1" calcext:value-type="float">
            <text:p>1.00</text:p>
          </table:table-cell>
          <table:table-cell table:style-name="ce4" table:formula="of:=1.3161^([.$A10]-[.H$4])" office:value-type="float" office:value="0.759820682318973" calcext:value-type="float">
            <text:p>0.76</text:p>
          </table:table-cell>
          <table:table-cell table:style-name="ce4" table:formula="of:=1.3161^([.$A10]-[.I$4])" office:value-type="float" office:value="0.577327469279669" calcext:value-type="float">
            <text:p>0.58</text:p>
          </table:table-cell>
          <table:table-cell table:style-name="ce4" table:formula="of:=1.3161^([.$A10]-[.J$4])" office:value-type="float" office:value="0.438665351629564" calcext:value-type="float">
            <text:p>0.44</text:p>
          </table:table-cell>
          <table:table-cell/>
          <table:table-cell table:style-name="ce2" office:value-type="float" office:value="-4" calcext:value-type="float">
            <text:p>-4</text:p>
          </table:table-cell>
          <table:table-cell table:style-name="ce6" table:formula="of:=1.3161^[.L10]" office:value-type="float" office:value="0.333307006784867" calcext:value-type="float">
            <text:p>0.33</text:p>
          </table:table-cell>
          <table:table-cell table:style-name="ce7" table:formula="of:=[.$M10]*3/4  + [.N$5]*1/4" office:value-type="float" office:value="0.277753645281622" calcext:value-type="float">
            <text:p>0.28</text:p>
          </table:table-cell>
          <table:table-cell table:style-name="ce7" table:formula="of:=[.$M10]*3/4  + [.O$5]*1/4" office:value-type="float" office:value="0.286532813921621" calcext:value-type="float">
            <text:p>0.29</text:p>
          </table:table-cell>
          <table:table-cell table:style-name="ce7" table:formula="of:=[.$M10]*3/4  + [.P$5]*1/4" office:value-type="float" office:value="0.298087077768723" calcext:value-type="float">
            <text:p>0.30</text:p>
          </table:table-cell>
          <table:table-cell table:style-name="ce7" table:formula="of:=[.$M10]*3/4  + [.Q$5]*1/4" office:value-type="float" office:value="0.313293644417894" calcext:value-type="float">
            <text:p>0.31</text:p>
          </table:table-cell>
          <table:table-cell table:style-name="ce7" table:formula="of:=[.$M10]*3/4  + [.R$5]*1/4" office:value-type="float" office:value="0.333307006784867" calcext:value-type="float">
            <text:p>0.33</text:p>
          </table:table-cell>
          <table:table-cell table:style-name="ce7" table:formula="of:=[.$M10]*3/4  + [.S$5]*1/4" office:value-type="float" office:value="0.359646592996042" calcext:value-type="float">
            <text:p>0.36</text:p>
          </table:table-cell>
          <table:table-cell table:style-name="ce7" table:formula="of:=[.$M10]*3/4  + [.T$5]*1/4" office:value-type="float" office:value="0.394312122408568" calcext:value-type="float">
            <text:p>0.39</text:p>
          </table:table-cell>
          <table:table-cell table:style-name="ce7" table:formula="of:=[.$M10]*3/4  + [.U$5]*1/4" office:value-type="float" office:value="0.439935425668394" calcext:value-type="float">
            <text:p>0.44</text:p>
          </table:table-cell>
          <table:table-cell table:style-name="ce7" table:formula="of:=[.$M10]*3/4  + [.V$5]*1/4" office:value-type="float" office:value="0.499980255088651" calcext:value-type="float">
            <text:p>0.50</text:p>
          </table:table-cell>
          <table:table-cell table:style-name="ce7" table:formula="of:=[.$M10]*3/4  + [.W$5]*1/4" office:value-type="float" office:value="0.579005255088651" calcext:value-type="float">
            <text:p>0.58</text:p>
          </table:table-cell>
          <table:table-cell table:style-name="ce7" table:formula="of:=[.$M10]*3/4  + [.X$5]*1/4" office:value-type="float" office:value="0.683010057588651" calcext:value-type="float">
            <text:p>0.68</text:p>
          </table:table-cell>
          <table:table-cell table:style-name="ce7" table:formula="of:=[.$M10]*3/4  + [.Y$5]*1/4" office:value-type="float" office:value="0.819890778158901" calcext:value-type="float">
            <text:p>0.82</text:p>
          </table:table-cell>
          <table:table-cell table:style-name="ce7" table:formula="of:=[.$M10]*3/4  + [.Z$5]*1/4" office:value-type="float" office:value="1.00003949450141" calcext:value-type="float">
            <text:p>1.00</text:p>
          </table:table-cell>
          <table:table-cell table:style-name="ce7" table:formula="of:=[.$M10]*3/4  + [.AA$5]*1/4" office:value-type="float" office:value="1.23713322007978" calcext:value-type="float">
            <text:p>1.24</text:p>
          </table:table-cell>
          <table:table-cell table:style-name="ce7" table:formula="of:=[.$M10]*3/4  + [.AB$5]*1/4" office:value-type="float" office:value="1.54917227231347" calcext:value-type="float">
            <text:p>1.55</text:p>
          </table:table-cell>
          <table:table-cell table:style-name="ce7" table:formula="of:=[.$M10]*3/4  + [.AC$5]*1/4" office:value-type="float" office:value="1.95984686895824" calcext:value-type="float">
            <text:p>1.96</text:p>
          </table:table-cell>
          <table:table-cell table:style-name="ce7" table:formula="of:=[.$M10]*3/4  + [.AD$5]*1/4" office:value-type="float" office:value="2.50033570560242" calcext:value-type="float">
            <text:p>2.5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table:formula="of:=1.3161^([.$A11]-[.B$4])" office:value-type="float" office:value="5.1967680688993" calcext:value-type="float">
            <text:p>5.20</text:p>
          </table:table-cell>
          <table:table-cell table:style-name="ce4" table:formula="of:=1.3161^([.$A11]-[.C$4])" office:value-type="float" office:value="3.94861185996451" calcext:value-type="float">
            <text:p>3.95</text:p>
          </table:table-cell>
          <table:table-cell table:style-name="ce4" table:formula="of:=1.3161^([.$A11]-[.D$4])" office:value-type="float" office:value="3.00023695765102" calcext:value-type="float">
            <text:p>3.00</text:p>
          </table:table-cell>
          <table:table-cell table:style-name="ce4" table:formula="of:=1.3161^([.$A11]-[.E$4])" office:value-type="float" office:value="2.279642092281" calcext:value-type="float">
            <text:p>2.28</text:p>
          </table:table-cell>
          <table:table-cell table:style-name="ce4" table:formula="of:=1.3161^([.$A11]-[.F$4])" office:value-type="float" office:value="1.73211921" calcext:value-type="float">
            <text:p>1.73</text:p>
          </table:table-cell>
          <table:table-cell table:style-name="ce4" table:formula="of:=1.3161^([.$A11]-[.G$4])" office:value-type="float" office:value="1.3161" calcext:value-type="float">
            <text:p>1.32</text:p>
          </table:table-cell>
          <table:table-cell table:style-name="ce4" table:formula="of:=1.3161^([.$A11]-[.H$4])" office:value-type="float" office:value="1" calcext:value-type="float">
            <text:p>1.00</text:p>
          </table:table-cell>
          <table:table-cell table:style-name="ce4" table:formula="of:=1.3161^([.$A11]-[.I$4])" office:value-type="float" office:value="0.759820682318973" calcext:value-type="float">
            <text:p>0.76</text:p>
          </table:table-cell>
          <table:table-cell table:style-name="ce4" table:formula="of:=1.3161^([.$A11]-[.J$4])" office:value-type="float" office:value="0.577327469279669" calcext:value-type="float">
            <text:p>0.58</text:p>
          </table:table-cell>
          <table:table-cell/>
          <table:table-cell table:style-name="ce2" office:value-type="float" office:value="-3" calcext:value-type="float">
            <text:p>-3</text:p>
          </table:table-cell>
          <table:table-cell table:style-name="ce6" table:formula="of:=1.3161^[.L11]" office:value-type="float" office:value="0.438665351629564" calcext:value-type="float">
            <text:p>0.44</text:p>
          </table:table-cell>
          <table:table-cell table:style-name="ce7" table:formula="of:=[.$M11]*3/4  + [.N$5]*1/4" office:value-type="float" office:value="0.356772403915145" calcext:value-type="float">
            <text:p>0.36</text:p>
          </table:table-cell>
          <table:table-cell table:style-name="ce7" table:formula="of:=[.$M11]*3/4  + [.O$5]*1/4" office:value-type="float" office:value="0.365551572555143" calcext:value-type="float">
            <text:p>0.37</text:p>
          </table:table-cell>
          <table:table-cell table:style-name="ce7" table:formula="of:=[.$M11]*3/4  + [.P$5]*1/4" office:value-type="float" office:value="0.377105836402245" calcext:value-type="float">
            <text:p>0.38</text:p>
          </table:table-cell>
          <table:table-cell table:style-name="ce7" table:formula="of:=[.$M11]*3/4  + [.Q$5]*1/4" office:value-type="float" office:value="0.392312403051416" calcext:value-type="float">
            <text:p>0.39</text:p>
          </table:table-cell>
          <table:table-cell table:style-name="ce7" table:formula="of:=[.$M11]*3/4  + [.R$5]*1/4" office:value-type="float" office:value="0.41232576541839" calcext:value-type="float">
            <text:p>0.41</text:p>
          </table:table-cell>
          <table:table-cell table:style-name="ce7" table:formula="of:=[.$M11]*3/4  + [.S$5]*1/4" office:value-type="float" office:value="0.438665351629564" calcext:value-type="float">
            <text:p>0.44</text:p>
          </table:table-cell>
          <table:table-cell table:style-name="ce7" table:formula="of:=[.$M11]*3/4  + [.T$5]*1/4" office:value-type="float" office:value="0.47333088104209" calcext:value-type="float">
            <text:p>0.47</text:p>
          </table:table-cell>
          <table:table-cell table:style-name="ce7" table:formula="of:=[.$M11]*3/4  + [.U$5]*1/4" office:value-type="float" office:value="0.518954184301916" calcext:value-type="float">
            <text:p>0.52</text:p>
          </table:table-cell>
          <table:table-cell table:style-name="ce7" table:formula="of:=[.$M11]*3/4  + [.V$5]*1/4" office:value-type="float" office:value="0.578999013722173" calcext:value-type="float">
            <text:p>0.58</text:p>
          </table:table-cell>
          <table:table-cell table:style-name="ce7" table:formula="of:=[.$M11]*3/4  + [.W$5]*1/4" office:value-type="float" office:value="0.658024013722173" calcext:value-type="float">
            <text:p>0.66</text:p>
          </table:table-cell>
          <table:table-cell table:style-name="ce7" table:formula="of:=[.$M11]*3/4  + [.X$5]*1/4" office:value-type="float" office:value="0.762028816222173" calcext:value-type="float">
            <text:p>0.76</text:p>
          </table:table-cell>
          <table:table-cell table:style-name="ce7" table:formula="of:=[.$M11]*3/4  + [.Y$5]*1/4" office:value-type="float" office:value="0.898909536792423" calcext:value-type="float">
            <text:p>0.90</text:p>
          </table:table-cell>
          <table:table-cell table:style-name="ce7" table:formula="of:=[.$M11]*3/4  + [.Z$5]*1/4" office:value-type="float" office:value="1.07905825313493" calcext:value-type="float">
            <text:p>1.08</text:p>
          </table:table-cell>
          <table:table-cell table:style-name="ce7" table:formula="of:=[.$M11]*3/4  + [.AA$5]*1/4" office:value-type="float" office:value="1.3161519787133" calcext:value-type="float">
            <text:p>1.32</text:p>
          </table:table-cell>
          <table:table-cell table:style-name="ce7" table:formula="of:=[.$M11]*3/4  + [.AB$5]*1/4" office:value-type="float" office:value="1.628191030947" calcext:value-type="float">
            <text:p>1.63</text:p>
          </table:table-cell>
          <table:table-cell table:style-name="ce7" table:formula="of:=[.$M11]*3/4  + [.AC$5]*1/4" office:value-type="float" office:value="2.03886562759176" calcext:value-type="float">
            <text:p>2.04</text:p>
          </table:table-cell>
          <table:table-cell table:style-name="ce7" table:formula="of:=[.$M11]*3/4  + [.AD$5]*1/4" office:value-type="float" office:value="2.57935446423594" calcext:value-type="float">
            <text:p>2.58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table:formula="of:=1.3161^([.$A12]-[.B$4])" office:value-type="float" office:value="6.83946645547836" calcext:value-type="float">
            <text:p>6.84</text:p>
          </table:table-cell>
          <table:table-cell table:style-name="ce4" table:formula="of:=1.3161^([.$A12]-[.C$4])" office:value-type="float" office:value="5.1967680688993" calcext:value-type="float">
            <text:p>5.20</text:p>
          </table:table-cell>
          <table:table-cell table:style-name="ce4" table:formula="of:=1.3161^([.$A12]-[.D$4])" office:value-type="float" office:value="3.94861185996451" calcext:value-type="float">
            <text:p>3.95</text:p>
          </table:table-cell>
          <table:table-cell table:style-name="ce4" table:formula="of:=1.3161^([.$A12]-[.E$4])" office:value-type="float" office:value="3.00023695765102" calcext:value-type="float">
            <text:p>3.00</text:p>
          </table:table-cell>
          <table:table-cell table:style-name="ce4" table:formula="of:=1.3161^([.$A12]-[.F$4])" office:value-type="float" office:value="2.279642092281" calcext:value-type="float">
            <text:p>2.28</text:p>
          </table:table-cell>
          <table:table-cell table:style-name="ce4" table:formula="of:=1.3161^([.$A12]-[.G$4])" office:value-type="float" office:value="1.73211921" calcext:value-type="float">
            <text:p>1.73</text:p>
          </table:table-cell>
          <table:table-cell table:style-name="ce4" table:formula="of:=1.3161^([.$A12]-[.H$4])" office:value-type="float" office:value="1.3161" calcext:value-type="float">
            <text:p>1.32</text:p>
          </table:table-cell>
          <table:table-cell table:style-name="ce4" table:formula="of:=1.3161^([.$A12]-[.I$4])" office:value-type="float" office:value="1" calcext:value-type="float">
            <text:p>1.00</text:p>
          </table:table-cell>
          <table:table-cell table:style-name="ce4" table:formula="of:=1.3161^([.$A12]-[.J$4])" office:value-type="float" office:value="0.759820682318973" calcext:value-type="float">
            <text:p>0.76</text:p>
          </table:table-cell>
          <table:table-cell/>
          <table:table-cell table:style-name="ce2" office:value-type="float" office:value="-2" calcext:value-type="float">
            <text:p>-2</text:p>
          </table:table-cell>
          <table:table-cell table:style-name="ce6" table:formula="of:=1.3161^[.L12]" office:value-type="float" office:value="0.577327469279669" calcext:value-type="float">
            <text:p>0.58</text:p>
          </table:table-cell>
          <table:table-cell table:style-name="ce7" table:formula="of:=[.$M12]*3/4  + [.N$5]*1/4" office:value-type="float" office:value="0.460768992152724" calcext:value-type="float">
            <text:p>0.46</text:p>
          </table:table-cell>
          <table:table-cell table:style-name="ce7" table:formula="of:=[.$M12]*3/4  + [.O$5]*1/4" office:value-type="float" office:value="0.469548160792722" calcext:value-type="float">
            <text:p>0.47</text:p>
          </table:table-cell>
          <table:table-cell table:style-name="ce7" table:formula="of:=[.$M12]*3/4  + [.P$5]*1/4" office:value-type="float" office:value="0.481102424639824" calcext:value-type="float">
            <text:p>0.48</text:p>
          </table:table-cell>
          <table:table-cell table:style-name="ce7" table:formula="of:=[.$M12]*3/4  + [.Q$5]*1/4" office:value-type="float" office:value="0.496308991288995" calcext:value-type="float">
            <text:p>0.50</text:p>
          </table:table-cell>
          <table:table-cell table:style-name="ce7" table:formula="of:=[.$M12]*3/4  + [.R$5]*1/4" office:value-type="float" office:value="0.516322353655969" calcext:value-type="float">
            <text:p>0.52</text:p>
          </table:table-cell>
          <table:table-cell table:style-name="ce7" table:formula="of:=[.$M12]*3/4  + [.S$5]*1/4" office:value-type="float" office:value="0.542661939867143" calcext:value-type="float">
            <text:p>0.54</text:p>
          </table:table-cell>
          <table:table-cell table:style-name="ce7" table:formula="of:=[.$M12]*3/4  + [.T$5]*1/4" office:value-type="float" office:value="0.577327469279669" calcext:value-type="float">
            <text:p>0.58</text:p>
          </table:table-cell>
          <table:table-cell table:style-name="ce7" table:formula="of:=[.$M12]*3/4  + [.U$5]*1/4" office:value-type="float" office:value="0.622950772539495" calcext:value-type="float">
            <text:p>0.62</text:p>
          </table:table-cell>
          <table:table-cell table:style-name="ce7" table:formula="of:=[.$M12]*3/4  + [.V$5]*1/4" office:value-type="float" office:value="0.682995601959752" calcext:value-type="float">
            <text:p>0.68</text:p>
          </table:table-cell>
          <table:table-cell table:style-name="ce7" table:formula="of:=[.$M12]*3/4  + [.W$5]*1/4" office:value-type="float" office:value="0.762020601959752" calcext:value-type="float">
            <text:p>0.76</text:p>
          </table:table-cell>
          <table:table-cell table:style-name="ce7" table:formula="of:=[.$M12]*3/4  + [.X$5]*1/4" office:value-type="float" office:value="0.866025404459752" calcext:value-type="float">
            <text:p>0.87</text:p>
          </table:table-cell>
          <table:table-cell table:style-name="ce7" table:formula="of:=[.$M12]*3/4  + [.Y$5]*1/4" office:value-type="float" office:value="1.00290612503" calcext:value-type="float">
            <text:p>1.00</text:p>
          </table:table-cell>
          <table:table-cell table:style-name="ce7" table:formula="of:=[.$M12]*3/4  + [.Z$5]*1/4" office:value-type="float" office:value="1.18305484137251" calcext:value-type="float">
            <text:p>1.18</text:p>
          </table:table-cell>
          <table:table-cell table:style-name="ce7" table:formula="of:=[.$M12]*3/4  + [.AA$5]*1/4" office:value-type="float" office:value="1.42014856695088" calcext:value-type="float">
            <text:p>1.42</text:p>
          </table:table-cell>
          <table:table-cell table:style-name="ce7" table:formula="of:=[.$M12]*3/4  + [.AB$5]*1/4" office:value-type="float" office:value="1.73218761918458" calcext:value-type="float">
            <text:p>1.73</text:p>
          </table:table-cell>
          <table:table-cell table:style-name="ce7" table:formula="of:=[.$M12]*3/4  + [.AC$5]*1/4" office:value-type="float" office:value="2.14286221582934" calcext:value-type="float">
            <text:p>2.14</text:p>
          </table:table-cell>
          <table:table-cell table:style-name="ce7" table:formula="of:=[.$M12]*3/4  + [.AD$5]*1/4" office:value-type="float" office:value="2.68335105247352" calcext:value-type="float">
            <text:p>2.68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table:formula="of:=1.3161^([.$A13]-[.B$4])" office:value-type="float" office:value="9.00142180205508" calcext:value-type="float">
            <text:p>9.00</text:p>
          </table:table-cell>
          <table:table-cell table:style-name="ce4" table:formula="of:=1.3161^([.$A13]-[.C$4])" office:value-type="float" office:value="6.83946645547836" calcext:value-type="float">
            <text:p>6.84</text:p>
          </table:table-cell>
          <table:table-cell table:style-name="ce4" table:formula="of:=1.3161^([.$A13]-[.D$4])" office:value-type="float" office:value="5.1967680688993" calcext:value-type="float">
            <text:p>5.20</text:p>
          </table:table-cell>
          <table:table-cell table:style-name="ce4" table:formula="of:=1.3161^([.$A13]-[.E$4])" office:value-type="float" office:value="3.94861185996451" calcext:value-type="float">
            <text:p>3.95</text:p>
          </table:table-cell>
          <table:table-cell table:style-name="ce4" table:formula="of:=1.3161^([.$A13]-[.F$4])" office:value-type="float" office:value="3.00023695765102" calcext:value-type="float">
            <text:p>3.00</text:p>
          </table:table-cell>
          <table:table-cell table:style-name="ce4" table:formula="of:=1.3161^([.$A13]-[.G$4])" office:value-type="float" office:value="2.279642092281" calcext:value-type="float">
            <text:p>2.28</text:p>
          </table:table-cell>
          <table:table-cell table:style-name="ce4" table:formula="of:=1.3161^([.$A13]-[.H$4])" office:value-type="float" office:value="1.73211921" calcext:value-type="float">
            <text:p>1.73</text:p>
          </table:table-cell>
          <table:table-cell table:style-name="ce4" table:formula="of:=1.3161^([.$A13]-[.I$4])" office:value-type="float" office:value="1.3161" calcext:value-type="float">
            <text:p>1.32</text:p>
          </table:table-cell>
          <table:table-cell table:style-name="ce4" table:formula="of:=1.3161^([.$A13]-[.J$4])" office:value-type="float" office:value="1" calcext:value-type="float">
            <text:p>1.00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style-name="ce6" table:formula="of:=1.3161^[.L13]" office:value-type="float" office:value="0.759820682318973" calcext:value-type="float">
            <text:p>0.76</text:p>
          </table:table-cell>
          <table:table-cell table:style-name="ce7" table:formula="of:=[.$M13]*3/4  + [.N$5]*1/4" office:value-type="float" office:value="0.597638901932201" calcext:value-type="float">
            <text:p>0.60</text:p>
          </table:table-cell>
          <table:table-cell table:style-name="ce7" table:formula="of:=[.$M13]*3/4  + [.O$5]*1/4" office:value-type="float" office:value="0.6064180705722" calcext:value-type="float">
            <text:p>0.61</text:p>
          </table:table-cell>
          <table:table-cell table:style-name="ce7" table:formula="of:=[.$M13]*3/4  + [.P$5]*1/4" office:value-type="float" office:value="0.617972334419302" calcext:value-type="float">
            <text:p>0.62</text:p>
          </table:table-cell>
          <table:table-cell table:style-name="ce7" table:formula="of:=[.$M13]*3/4  + [.Q$5]*1/4" office:value-type="float" office:value="0.633178901068473" calcext:value-type="float">
            <text:p>0.63</text:p>
          </table:table-cell>
          <table:table-cell table:style-name="ce7" table:formula="of:=[.$M13]*3/4  + [.R$5]*1/4" office:value-type="float" office:value="0.653192263435446" calcext:value-type="float">
            <text:p>0.65</text:p>
          </table:table-cell>
          <table:table-cell table:style-name="ce7" table:formula="of:=[.$M13]*3/4  + [.S$5]*1/4" office:value-type="float" office:value="0.679531849646621" calcext:value-type="float">
            <text:p>0.68</text:p>
          </table:table-cell>
          <table:table-cell table:style-name="ce7" table:formula="of:=[.$M13]*3/4  + [.T$5]*1/4" office:value-type="float" office:value="0.714197379059147" calcext:value-type="float">
            <text:p>0.71</text:p>
          </table:table-cell>
          <table:table-cell table:style-name="ce7" table:formula="of:=[.$M13]*3/4  + [.U$5]*1/4" office:value-type="float" office:value="0.759820682318973" calcext:value-type="float">
            <text:p>0.76</text:p>
          </table:table-cell>
          <table:table-cell table:style-name="ce7" table:formula="of:=[.$M13]*3/4  + [.V$5]*1/4" office:value-type="float" office:value="0.819865511739229" calcext:value-type="float">
            <text:p>0.82</text:p>
          </table:table-cell>
          <table:table-cell table:style-name="ce7" table:formula="of:=[.$M13]*3/4  + [.W$5]*1/4" office:value-type="float" office:value="0.898890511739229" calcext:value-type="float">
            <text:p>0.90</text:p>
          </table:table-cell>
          <table:table-cell table:style-name="ce7" table:formula="of:=[.$M13]*3/4  + [.X$5]*1/4" office:value-type="float" office:value="1.00289531423923" calcext:value-type="float">
            <text:p>1.00</text:p>
          </table:table-cell>
          <table:table-cell table:style-name="ce7" table:formula="of:=[.$M13]*3/4  + [.Y$5]*1/4" office:value-type="float" office:value="1.13977603480948" calcext:value-type="float">
            <text:p>1.14</text:p>
          </table:table-cell>
          <table:table-cell table:style-name="ce7" table:formula="of:=[.$M13]*3/4  + [.Z$5]*1/4" office:value-type="float" office:value="1.31992475115199" calcext:value-type="float">
            <text:p>1.32</text:p>
          </table:table-cell>
          <table:table-cell table:style-name="ce7" table:formula="of:=[.$M13]*3/4  + [.AA$5]*1/4" office:value-type="float" office:value="1.55701847673036" calcext:value-type="float">
            <text:p>1.56</text:p>
          </table:table-cell>
          <table:table-cell table:style-name="ce7" table:formula="of:=[.$M13]*3/4  + [.AB$5]*1/4" office:value-type="float" office:value="1.86905752896405" calcext:value-type="float">
            <text:p>1.87</text:p>
          </table:table-cell>
          <table:table-cell table:style-name="ce7" table:formula="of:=[.$M13]*3/4  + [.AC$5]*1/4" office:value-type="float" office:value="2.27973212560882" calcext:value-type="float">
            <text:p>2.28</text:p>
          </table:table-cell>
          <table:table-cell table:style-name="ce7" table:formula="of:=[.$M13]*3/4  + [.AD$5]*1/4" office:value-type="float" office:value="2.820220962253" calcext:value-type="float">
            <text:p>2.82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0" calcext:value-type="float">
            <text:p>0</text:p>
          </table:table-cell>
          <table:table-cell table:style-name="ce6" table:formula="of:=1.3161^[.L14]" office:value-type="float" office:value="1" calcext:value-type="float">
            <text:p>1.00</text:p>
          </table:table-cell>
          <table:table-cell table:style-name="ce7" table:formula="of:=[.$M14]*3/4  + [.N$5]*1/4" office:value-type="float" office:value="0.777773390192972" calcext:value-type="float">
            <text:p>0.78</text:p>
          </table:table-cell>
          <table:table-cell table:style-name="ce7" table:formula="of:=[.$M14]*3/4  + [.O$5]*1/4" office:value-type="float" office:value="0.78655255883297" calcext:value-type="float">
            <text:p>0.79</text:p>
          </table:table-cell>
          <table:table-cell table:style-name="ce7" table:formula="of:=[.$M14]*3/4  + [.P$5]*1/4" office:value-type="float" office:value="0.798106822680072" calcext:value-type="float">
            <text:p>0.80</text:p>
          </table:table-cell>
          <table:table-cell table:style-name="ce7" table:formula="of:=[.$M14]*3/4  + [.Q$5]*1/4" office:value-type="float" office:value="0.813313389329243" calcext:value-type="float">
            <text:p>0.81</text:p>
          </table:table-cell>
          <table:table-cell table:style-name="ce7" table:formula="of:=[.$M14]*3/4  + [.R$5]*1/4" office:value-type="float" office:value="0.833326751696217" calcext:value-type="float">
            <text:p>0.83</text:p>
          </table:table-cell>
          <table:table-cell table:style-name="ce7" table:formula="of:=[.$M14]*3/4  + [.S$5]*1/4" office:value-type="float" office:value="0.859666337907391" calcext:value-type="float">
            <text:p>0.86</text:p>
          </table:table-cell>
          <table:table-cell table:style-name="ce7" table:formula="of:=[.$M14]*3/4  + [.T$5]*1/4" office:value-type="float" office:value="0.894331867319917" calcext:value-type="float">
            <text:p>0.89</text:p>
          </table:table-cell>
          <table:table-cell table:style-name="ce7" table:formula="of:=[.$M14]*3/4  + [.U$5]*1/4" office:value-type="float" office:value="0.939955170579743" calcext:value-type="float">
            <text:p>0.94</text:p>
          </table:table-cell>
          <table:table-cell table:style-name="ce7" table:formula="of:=[.$M14]*3/4  + [.V$5]*1/4" office:value-type="float" office:value="1" calcext:value-type="float">
            <text:p>1.00</text:p>
          </table:table-cell>
          <table:table-cell table:style-name="ce7" table:formula="of:=[.$M14]*3/4  + [.W$5]*1/4" office:value-type="float" office:value="1.079025" calcext:value-type="float">
            <text:p>1.08</text:p>
          </table:table-cell>
          <table:table-cell table:style-name="ce7" table:formula="of:=[.$M14]*3/4  + [.X$5]*1/4" office:value-type="float" office:value="1.1830298025" calcext:value-type="float">
            <text:p>1.18</text:p>
          </table:table-cell>
          <table:table-cell table:style-name="ce7" table:formula="of:=[.$M14]*3/4  + [.Y$5]*1/4" office:value-type="float" office:value="1.31991052307025" calcext:value-type="float">
            <text:p>1.32</text:p>
          </table:table-cell>
          <table:table-cell table:style-name="ce7" table:formula="of:=[.$M14]*3/4  + [.Z$5]*1/4" office:value-type="float" office:value="1.50005923941276" calcext:value-type="float">
            <text:p>1.50</text:p>
          </table:table-cell>
          <table:table-cell table:style-name="ce7" table:formula="of:=[.$M14]*3/4  + [.AA$5]*1/4" office:value-type="float" office:value="1.73715296499113" calcext:value-type="float">
            <text:p>1.74</text:p>
          </table:table-cell>
          <table:table-cell table:style-name="ce7" table:formula="of:=[.$M14]*3/4  + [.AB$5]*1/4" office:value-type="float" office:value="2.04919201722482" calcext:value-type="float">
            <text:p>2.05</text:p>
          </table:table-cell>
          <table:table-cell table:style-name="ce7" table:formula="of:=[.$M14]*3/4  + [.AC$5]*1/4" office:value-type="float" office:value="2.45986661386959" calcext:value-type="float">
            <text:p>2.46</text:p>
          </table:table-cell>
          <table:table-cell table:style-name="ce7" table:formula="of:=[.$M14]*3/4  + [.AD$5]*1/4" office:value-type="float" office:value="3.00035545051377" calcext:value-type="float">
            <text:p>3.00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1" calcext:value-type="float">
            <text:p>1</text:p>
          </table:table-cell>
          <table:table-cell table:style-name="ce6" table:formula="of:=1.3161^[.L15]" office:value-type="float" office:value="1.3161" calcext:value-type="float">
            <text:p>1.32</text:p>
          </table:table-cell>
          <table:table-cell table:style-name="ce7" table:formula="of:=[.$M15]*3/4  + [.N$5]*1/4" office:value-type="float" office:value="1.01484839019297" calcext:value-type="float">
            <text:p>1.01</text:p>
          </table:table-cell>
          <table:table-cell table:style-name="ce7" table:formula="of:=[.$M15]*3/4  + [.O$5]*1/4" office:value-type="float" office:value="1.02362755883297" calcext:value-type="float">
            <text:p>1.02</text:p>
          </table:table-cell>
          <table:table-cell table:style-name="ce7" table:formula="of:=[.$M15]*3/4  + [.P$5]*1/4" office:value-type="float" office:value="1.03518182268007" calcext:value-type="float">
            <text:p>1.04</text:p>
          </table:table-cell>
          <table:table-cell table:style-name="ce7" table:formula="of:=[.$M15]*3/4  + [.Q$5]*1/4" office:value-type="float" office:value="1.05038838932924" calcext:value-type="float">
            <text:p>1.05</text:p>
          </table:table-cell>
          <table:table-cell table:style-name="ce7" table:formula="of:=[.$M15]*3/4  + [.R$5]*1/4" office:value-type="float" office:value="1.07040175169622" calcext:value-type="float">
            <text:p>1.07</text:p>
          </table:table-cell>
          <table:table-cell table:style-name="ce7" table:formula="of:=[.$M15]*3/4  + [.S$5]*1/4" office:value-type="float" office:value="1.09674133790739" calcext:value-type="float">
            <text:p>1.10</text:p>
          </table:table-cell>
          <table:table-cell table:style-name="ce7" table:formula="of:=[.$M15]*3/4  + [.T$5]*1/4" office:value-type="float" office:value="1.13140686731992" calcext:value-type="float">
            <text:p>1.13</text:p>
          </table:table-cell>
          <table:table-cell table:style-name="ce7" table:formula="of:=[.$M15]*3/4  + [.U$5]*1/4" office:value-type="float" office:value="1.17703017057974" calcext:value-type="float">
            <text:p>1.18</text:p>
          </table:table-cell>
          <table:table-cell table:style-name="ce7" table:formula="of:=[.$M15]*3/4  + [.V$5]*1/4" office:value-type="float" office:value="1.237075" calcext:value-type="float">
            <text:p>1.24</text:p>
          </table:table-cell>
          <table:table-cell table:style-name="ce7" table:formula="of:=[.$M15]*3/4  + [.W$5]*1/4" office:value-type="float" office:value="1.3161" calcext:value-type="float">
            <text:p>1.32</text:p>
          </table:table-cell>
          <table:table-cell table:style-name="ce7" table:formula="of:=[.$M15]*3/4  + [.X$5]*1/4" office:value-type="float" office:value="1.4201048025" calcext:value-type="float">
            <text:p>1.42</text:p>
          </table:table-cell>
          <table:table-cell table:style-name="ce7" table:formula="of:=[.$M15]*3/4  + [.Y$5]*1/4" office:value-type="float" office:value="1.55698552307025" calcext:value-type="float">
            <text:p>1.56</text:p>
          </table:table-cell>
          <table:table-cell table:style-name="ce7" table:formula="of:=[.$M15]*3/4  + [.Z$5]*1/4" office:value-type="float" office:value="1.73713423941276" calcext:value-type="float">
            <text:p>1.74</text:p>
          </table:table-cell>
          <table:table-cell table:style-name="ce7" table:formula="of:=[.$M15]*3/4  + [.AA$5]*1/4" office:value-type="float" office:value="1.97422796499113" calcext:value-type="float">
            <text:p>1.97</text:p>
          </table:table-cell>
          <table:table-cell table:style-name="ce7" table:formula="of:=[.$M15]*3/4  + [.AB$5]*1/4" office:value-type="float" office:value="2.28626701722482" calcext:value-type="float">
            <text:p>2.29</text:p>
          </table:table-cell>
          <table:table-cell table:style-name="ce7" table:formula="of:=[.$M15]*3/4  + [.AC$5]*1/4" office:value-type="float" office:value="2.69694161386959" calcext:value-type="float">
            <text:p>2.70</text:p>
          </table:table-cell>
          <table:table-cell table:style-name="ce7" table:formula="of:=[.$M15]*3/4  + [.AD$5]*1/4" office:value-type="float" office:value="3.23743045051377" calcext:value-type="float">
            <text:p>3.24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2" calcext:value-type="float">
            <text:p>2</text:p>
          </table:table-cell>
          <table:table-cell table:style-name="ce6" table:formula="of:=1.3161^[.L16]" office:value-type="float" office:value="1.73211921" calcext:value-type="float">
            <text:p>1.73</text:p>
          </table:table-cell>
          <table:table-cell table:style-name="ce7" table:formula="of:=[.$M16]*3/4  + [.N$5]*1/4" office:value-type="float" office:value="1.32686279769297" calcext:value-type="float">
            <text:p>1.33</text:p>
          </table:table-cell>
          <table:table-cell table:style-name="ce7" table:formula="of:=[.$M16]*3/4  + [.O$5]*1/4" office:value-type="float" office:value="1.33564196633297" calcext:value-type="float">
            <text:p>1.34</text:p>
          </table:table-cell>
          <table:table-cell table:style-name="ce7" table:formula="of:=[.$M16]*3/4  + [.P$5]*1/4" office:value-type="float" office:value="1.34719623018007" calcext:value-type="float">
            <text:p>1.35</text:p>
          </table:table-cell>
          <table:table-cell table:style-name="ce7" table:formula="of:=[.$M16]*3/4  + [.Q$5]*1/4" office:value-type="float" office:value="1.36240279682924" calcext:value-type="float">
            <text:p>1.36</text:p>
          </table:table-cell>
          <table:table-cell table:style-name="ce7" table:formula="of:=[.$M16]*3/4  + [.R$5]*1/4" office:value-type="float" office:value="1.38241615919622" calcext:value-type="float">
            <text:p>1.38</text:p>
          </table:table-cell>
          <table:table-cell table:style-name="ce7" table:formula="of:=[.$M16]*3/4  + [.S$5]*1/4" office:value-type="float" office:value="1.40875574540739" calcext:value-type="float">
            <text:p>1.41</text:p>
          </table:table-cell>
          <table:table-cell table:style-name="ce7" table:formula="of:=[.$M16]*3/4  + [.T$5]*1/4" office:value-type="float" office:value="1.44342127481992" calcext:value-type="float">
            <text:p>1.44</text:p>
          </table:table-cell>
          <table:table-cell table:style-name="ce7" table:formula="of:=[.$M16]*3/4  + [.U$5]*1/4" office:value-type="float" office:value="1.48904457807974" calcext:value-type="float">
            <text:p>1.49</text:p>
          </table:table-cell>
          <table:table-cell table:style-name="ce7" table:formula="of:=[.$M16]*3/4  + [.V$5]*1/4" office:value-type="float" office:value="1.5490894075" calcext:value-type="float">
            <text:p>1.55</text:p>
          </table:table-cell>
          <table:table-cell table:style-name="ce7" table:formula="of:=[.$M16]*3/4  + [.W$5]*1/4" office:value-type="float" office:value="1.6281144075" calcext:value-type="float">
            <text:p>1.63</text:p>
          </table:table-cell>
          <table:table-cell table:style-name="ce7" table:formula="of:=[.$M16]*3/4  + [.X$5]*1/4" office:value-type="float" office:value="1.73211921" calcext:value-type="float">
            <text:p>1.73</text:p>
          </table:table-cell>
          <table:table-cell table:style-name="ce7" table:formula="of:=[.$M16]*3/4  + [.Y$5]*1/4" office:value-type="float" office:value="1.86899993057025" calcext:value-type="float">
            <text:p>1.87</text:p>
          </table:table-cell>
          <table:table-cell table:style-name="ce7" table:formula="of:=[.$M16]*3/4  + [.Z$5]*1/4" office:value-type="float" office:value="2.04914864691276" calcext:value-type="float">
            <text:p>2.05</text:p>
          </table:table-cell>
          <table:table-cell table:style-name="ce7" table:formula="of:=[.$M16]*3/4  + [.AA$5]*1/4" office:value-type="float" office:value="2.28624237249113" calcext:value-type="float">
            <text:p>2.29</text:p>
          </table:table-cell>
          <table:table-cell table:style-name="ce7" table:formula="of:=[.$M16]*3/4  + [.AB$5]*1/4" office:value-type="float" office:value="2.59828142472482" calcext:value-type="float">
            <text:p>2.60</text:p>
          </table:table-cell>
          <table:table-cell table:style-name="ce7" table:formula="of:=[.$M16]*3/4  + [.AC$5]*1/4" office:value-type="float" office:value="3.00895602136959" calcext:value-type="float">
            <text:p>3.01</text:p>
          </table:table-cell>
          <table:table-cell table:style-name="ce7" table:formula="of:=[.$M16]*3/4  + [.AD$5]*1/4" office:value-type="float" office:value="3.54944485801377" calcext:value-type="float">
            <text:p>3.55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3" calcext:value-type="float">
            <text:p>3</text:p>
          </table:table-cell>
          <table:table-cell table:style-name="ce6" table:formula="of:=1.3161^[.L17]" office:value-type="float" office:value="2.279642092281" calcext:value-type="float">
            <text:p>2.28</text:p>
          </table:table-cell>
          <table:table-cell table:style-name="ce7" table:formula="of:=[.$M17]*3/4  + [.N$5]*1/4" office:value-type="float" office:value="1.73750495940372" calcext:value-type="float">
            <text:p>1.74</text:p>
          </table:table-cell>
          <table:table-cell table:style-name="ce7" table:formula="of:=[.$M17]*3/4  + [.O$5]*1/4" office:value-type="float" office:value="1.74628412804372" calcext:value-type="float">
            <text:p>1.75</text:p>
          </table:table-cell>
          <table:table-cell table:style-name="ce7" table:formula="of:=[.$M17]*3/4  + [.P$5]*1/4" office:value-type="float" office:value="1.75783839189082" calcext:value-type="float">
            <text:p>1.76</text:p>
          </table:table-cell>
          <table:table-cell table:style-name="ce7" table:formula="of:=[.$M17]*3/4  + [.Q$5]*1/4" office:value-type="float" office:value="1.77304495853999" calcext:value-type="float">
            <text:p>1.77</text:p>
          </table:table-cell>
          <table:table-cell table:style-name="ce7" table:formula="of:=[.$M17]*3/4  + [.R$5]*1/4" office:value-type="float" office:value="1.79305832090697" calcext:value-type="float">
            <text:p>1.79</text:p>
          </table:table-cell>
          <table:table-cell table:style-name="ce7" table:formula="of:=[.$M17]*3/4  + [.S$5]*1/4" office:value-type="float" office:value="1.81939790711814" calcext:value-type="float">
            <text:p>1.82</text:p>
          </table:table-cell>
          <table:table-cell table:style-name="ce7" table:formula="of:=[.$M17]*3/4  + [.T$5]*1/4" office:value-type="float" office:value="1.85406343653067" calcext:value-type="float">
            <text:p>1.85</text:p>
          </table:table-cell>
          <table:table-cell table:style-name="ce7" table:formula="of:=[.$M17]*3/4  + [.U$5]*1/4" office:value-type="float" office:value="1.89968673979049" calcext:value-type="float">
            <text:p>1.90</text:p>
          </table:table-cell>
          <table:table-cell table:style-name="ce7" table:formula="of:=[.$M17]*3/4  + [.V$5]*1/4" office:value-type="float" office:value="1.95973156921075" calcext:value-type="float">
            <text:p>1.96</text:p>
          </table:table-cell>
          <table:table-cell table:style-name="ce7" table:formula="of:=[.$M17]*3/4  + [.W$5]*1/4" office:value-type="float" office:value="2.03875656921075" calcext:value-type="float">
            <text:p>2.04</text:p>
          </table:table-cell>
          <table:table-cell table:style-name="ce7" table:formula="of:=[.$M17]*3/4  + [.X$5]*1/4" office:value-type="float" office:value="2.14276137171075" calcext:value-type="float">
            <text:p>2.14</text:p>
          </table:table-cell>
          <table:table-cell table:style-name="ce7" table:formula="of:=[.$M17]*3/4  + [.Y$5]*1/4" office:value-type="float" office:value="2.279642092281" calcext:value-type="float">
            <text:p>2.28</text:p>
          </table:table-cell>
          <table:table-cell table:style-name="ce7" table:formula="of:=[.$M17]*3/4  + [.Z$5]*1/4" office:value-type="float" office:value="2.45979080862351" calcext:value-type="float">
            <text:p>2.46</text:p>
          </table:table-cell>
          <table:table-cell table:style-name="ce7" table:formula="of:=[.$M17]*3/4  + [.AA$5]*1/4" office:value-type="float" office:value="2.69688453420188" calcext:value-type="float">
            <text:p>2.70</text:p>
          </table:table-cell>
          <table:table-cell table:style-name="ce7" table:formula="of:=[.$M17]*3/4  + [.AB$5]*1/4" office:value-type="float" office:value="3.00892358643557" calcext:value-type="float">
            <text:p>3.01</text:p>
          </table:table-cell>
          <table:table-cell table:style-name="ce7" table:formula="of:=[.$M17]*3/4  + [.AC$5]*1/4" office:value-type="float" office:value="3.41959818308034" calcext:value-type="float">
            <text:p>3.42</text:p>
          </table:table-cell>
          <table:table-cell table:style-name="ce7" table:formula="of:=[.$M17]*3/4  + [.AD$5]*1/4" office:value-type="float" office:value="3.96008701972452" calcext:value-type="float">
            <text:p>3.96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6" table:formula="of:=1.3161^[.L18]" office:value-type="float" office:value="3.00023695765102" calcext:value-type="float">
            <text:p>3.00</text:p>
          </table:table-cell>
          <table:table-cell table:style-name="ce7" table:formula="of:=[.$M18]*3/4  + [.N$5]*1/4" office:value-type="float" office:value="2.27795110843124" calcext:value-type="float">
            <text:p>2.28</text:p>
          </table:table-cell>
          <table:table-cell table:style-name="ce7" table:formula="of:=[.$M18]*3/4  + [.O$5]*1/4" office:value-type="float" office:value="2.28673027707124" calcext:value-type="float">
            <text:p>2.29</text:p>
          </table:table-cell>
          <table:table-cell table:style-name="ce7" table:formula="of:=[.$M18]*3/4  + [.P$5]*1/4" office:value-type="float" office:value="2.29828454091834" calcext:value-type="float">
            <text:p>2.30</text:p>
          </table:table-cell>
          <table:table-cell table:style-name="ce7" table:formula="of:=[.$M18]*3/4  + [.Q$5]*1/4" office:value-type="float" office:value="2.31349110756751" calcext:value-type="float">
            <text:p>2.31</text:p>
          </table:table-cell>
          <table:table-cell table:style-name="ce7" table:formula="of:=[.$M18]*3/4  + [.R$5]*1/4" office:value-type="float" office:value="2.33350446993449" calcext:value-type="float">
            <text:p>2.33</text:p>
          </table:table-cell>
          <table:table-cell table:style-name="ce7" table:formula="of:=[.$M18]*3/4  + [.S$5]*1/4" office:value-type="float" office:value="2.35984405614566" calcext:value-type="float">
            <text:p>2.36</text:p>
          </table:table-cell>
          <table:table-cell table:style-name="ce7" table:formula="of:=[.$M18]*3/4  + [.T$5]*1/4" office:value-type="float" office:value="2.39450958555819" calcext:value-type="float">
            <text:p>2.39</text:p>
          </table:table-cell>
          <table:table-cell table:style-name="ce7" table:formula="of:=[.$M18]*3/4  + [.U$5]*1/4" office:value-type="float" office:value="2.44013288881801" calcext:value-type="float">
            <text:p>2.44</text:p>
          </table:table-cell>
          <table:table-cell table:style-name="ce7" table:formula="of:=[.$M18]*3/4  + [.V$5]*1/4" office:value-type="float" office:value="2.50017771823827" calcext:value-type="float">
            <text:p>2.50</text:p>
          </table:table-cell>
          <table:table-cell table:style-name="ce7" table:formula="of:=[.$M18]*3/4  + [.W$5]*1/4" office:value-type="float" office:value="2.57920271823827" calcext:value-type="float">
            <text:p>2.58</text:p>
          </table:table-cell>
          <table:table-cell table:style-name="ce7" table:formula="of:=[.$M18]*3/4  + [.X$5]*1/4" office:value-type="float" office:value="2.68320752073827" calcext:value-type="float">
            <text:p>2.68</text:p>
          </table:table-cell>
          <table:table-cell table:style-name="ce7" table:formula="of:=[.$M18]*3/4  + [.Y$5]*1/4" office:value-type="float" office:value="2.82008824130852" calcext:value-type="float">
            <text:p>2.82</text:p>
          </table:table-cell>
          <table:table-cell table:style-name="ce7" table:formula="of:=[.$M18]*3/4  + [.Z$5]*1/4" office:value-type="float" office:value="3.00023695765102" calcext:value-type="float">
            <text:p>3.00</text:p>
          </table:table-cell>
          <table:table-cell table:style-name="ce7" table:formula="of:=[.$M18]*3/4  + [.AA$5]*1/4" office:value-type="float" office:value="3.2373306832294" calcext:value-type="float">
            <text:p>3.24</text:p>
          </table:table-cell>
          <table:table-cell table:style-name="ce7" table:formula="of:=[.$M18]*3/4  + [.AB$5]*1/4" office:value-type="float" office:value="3.54936973546309" calcext:value-type="float">
            <text:p>3.55</text:p>
          </table:table-cell>
          <table:table-cell table:style-name="ce7" table:formula="of:=[.$M18]*3/4  + [.AC$5]*1/4" office:value-type="float" office:value="3.96004433210786" calcext:value-type="float">
            <text:p>3.96</text:p>
          </table:table-cell>
          <table:table-cell table:style-name="ce7" table:formula="of:=[.$M18]*3/4  + [.AD$5]*1/4" office:value-type="float" office:value="4.50053316875204" calcext:value-type="float">
            <text:p>4.5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5" calcext:value-type="float">
            <text:p>5</text:p>
          </table:table-cell>
          <table:table-cell table:style-name="ce6" table:formula="of:=1.3161^[.L19]" office:value-type="float" office:value="3.94861185996451" calcext:value-type="float">
            <text:p>3.95</text:p>
          </table:table-cell>
          <table:table-cell table:style-name="ce7" table:formula="of:=[.$M19]*3/4  + [.N$5]*1/4" office:value-type="float" office:value="2.98923228516636" calcext:value-type="float">
            <text:p>2.99</text:p>
          </table:table-cell>
          <table:table-cell table:style-name="ce7" table:formula="of:=[.$M19]*3/4  + [.O$5]*1/4" office:value-type="float" office:value="2.99801145380636" calcext:value-type="float">
            <text:p>3.00</text:p>
          </table:table-cell>
          <table:table-cell table:style-name="ce7" table:formula="of:=[.$M19]*3/4  + [.P$5]*1/4" office:value-type="float" office:value="3.00956571765346" calcext:value-type="float">
            <text:p>3.01</text:p>
          </table:table-cell>
          <table:table-cell table:style-name="ce7" table:formula="of:=[.$M19]*3/4  + [.Q$5]*1/4" office:value-type="float" office:value="3.02477228430263" calcext:value-type="float">
            <text:p>3.02</text:p>
          </table:table-cell>
          <table:table-cell table:style-name="ce7" table:formula="of:=[.$M19]*3/4  + [.R$5]*1/4" office:value-type="float" office:value="3.0447856466696" calcext:value-type="float">
            <text:p>3.04</text:p>
          </table:table-cell>
          <table:table-cell table:style-name="ce7" table:formula="of:=[.$M19]*3/4  + [.S$5]*1/4" office:value-type="float" office:value="3.07112523288078" calcext:value-type="float">
            <text:p>3.07</text:p>
          </table:table-cell>
          <table:table-cell table:style-name="ce7" table:formula="of:=[.$M19]*3/4  + [.T$5]*1/4" office:value-type="float" office:value="3.1057907622933" calcext:value-type="float">
            <text:p>3.11</text:p>
          </table:table-cell>
          <table:table-cell table:style-name="ce7" table:formula="of:=[.$M19]*3/4  + [.U$5]*1/4" office:value-type="float" office:value="3.15141406555313" calcext:value-type="float">
            <text:p>3.15</text:p>
          </table:table-cell>
          <table:table-cell table:style-name="ce7" table:formula="of:=[.$M19]*3/4  + [.V$5]*1/4" office:value-type="float" office:value="3.21145889497338" calcext:value-type="float">
            <text:p>3.21</text:p>
          </table:table-cell>
          <table:table-cell table:style-name="ce7" table:formula="of:=[.$M19]*3/4  + [.W$5]*1/4" office:value-type="float" office:value="3.29048389497339" calcext:value-type="float">
            <text:p>3.29</text:p>
          </table:table-cell>
          <table:table-cell table:style-name="ce7" table:formula="of:=[.$M19]*3/4  + [.X$5]*1/4" office:value-type="float" office:value="3.39448869747339" calcext:value-type="float">
            <text:p>3.39</text:p>
          </table:table-cell>
          <table:table-cell table:style-name="ce7" table:formula="of:=[.$M19]*3/4  + [.Y$5]*1/4" office:value-type="float" office:value="3.53136941804363" calcext:value-type="float">
            <text:p>3.53</text:p>
          </table:table-cell>
          <table:table-cell table:style-name="ce7" table:formula="of:=[.$M19]*3/4  + [.Z$5]*1/4" office:value-type="float" office:value="3.71151813438614" calcext:value-type="float">
            <text:p>3.71</text:p>
          </table:table-cell>
          <table:table-cell table:style-name="ce7" table:formula="of:=[.$M19]*3/4  + [.AA$5]*1/4" office:value-type="float" office:value="3.94861185996451" calcext:value-type="float">
            <text:p>3.95</text:p>
          </table:table-cell>
          <table:table-cell table:style-name="ce7" table:formula="of:=[.$M19]*3/4  + [.AB$5]*1/4" office:value-type="float" office:value="4.26065091219821" calcext:value-type="float">
            <text:p>4.26</text:p>
          </table:table-cell>
          <table:table-cell table:style-name="ce7" table:formula="of:=[.$M19]*3/4  + [.AC$5]*1/4" office:value-type="float" office:value="4.67132550884298" calcext:value-type="float">
            <text:p>4.67</text:p>
          </table:table-cell>
          <table:table-cell table:style-name="ce7" table:formula="of:=[.$M19]*3/4  + [.AD$5]*1/4" office:value-type="float" office:value="5.21181434548715" calcext:value-type="float">
            <text:p>5.21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6" calcext:value-type="float">
            <text:p>6</text:p>
          </table:table-cell>
          <table:table-cell table:style-name="ce6" table:formula="of:=1.3161^[.L20]" office:value-type="float" office:value="5.1967680688993" calcext:value-type="float">
            <text:p>5.20</text:p>
          </table:table-cell>
          <table:table-cell table:style-name="ce7" table:formula="of:=[.$M20]*3/4  + [.N$5]*1/4" office:value-type="float" office:value="3.92534944186744" calcext:value-type="float">
            <text:p>3.93</text:p>
          </table:table-cell>
          <table:table-cell table:style-name="ce7" table:formula="of:=[.$M20]*3/4  + [.O$5]*1/4" office:value-type="float" office:value="3.93412861050744" calcext:value-type="float">
            <text:p>3.93</text:p>
          </table:table-cell>
          <table:table-cell table:style-name="ce7" table:formula="of:=[.$M20]*3/4  + [.P$5]*1/4" office:value-type="float" office:value="3.94568287435454" calcext:value-type="float">
            <text:p>3.95</text:p>
          </table:table-cell>
          <table:table-cell table:style-name="ce7" table:formula="of:=[.$M20]*3/4  + [.Q$5]*1/4" office:value-type="float" office:value="3.96088944100372" calcext:value-type="float">
            <text:p>3.96</text:p>
          </table:table-cell>
          <table:table-cell table:style-name="ce7" table:formula="of:=[.$M20]*3/4  + [.R$5]*1/4" office:value-type="float" office:value="3.98090280337069" calcext:value-type="float">
            <text:p>3.98</text:p>
          </table:table-cell>
          <table:table-cell table:style-name="ce7" table:formula="of:=[.$M20]*3/4  + [.S$5]*1/4" office:value-type="float" office:value="4.00724238958186" calcext:value-type="float">
            <text:p>4.01</text:p>
          </table:table-cell>
          <table:table-cell table:style-name="ce7" table:formula="of:=[.$M20]*3/4  + [.T$5]*1/4" office:value-type="float" office:value="4.04190791899439" calcext:value-type="float">
            <text:p>4.04</text:p>
          </table:table-cell>
          <table:table-cell table:style-name="ce7" table:formula="of:=[.$M20]*3/4  + [.U$5]*1/4" office:value-type="float" office:value="4.08753122225422" calcext:value-type="float">
            <text:p>4.09</text:p>
          </table:table-cell>
          <table:table-cell table:style-name="ce7" table:formula="of:=[.$M20]*3/4  + [.V$5]*1/4" office:value-type="float" office:value="4.14757605167447" calcext:value-type="float">
            <text:p>4.15</text:p>
          </table:table-cell>
          <table:table-cell table:style-name="ce7" table:formula="of:=[.$M20]*3/4  + [.W$5]*1/4" office:value-type="float" office:value="4.22660105167447" calcext:value-type="float">
            <text:p>4.23</text:p>
          </table:table-cell>
          <table:table-cell table:style-name="ce7" table:formula="of:=[.$M20]*3/4  + [.X$5]*1/4" office:value-type="float" office:value="4.33060585417447" calcext:value-type="float">
            <text:p>4.33</text:p>
          </table:table-cell>
          <table:table-cell table:style-name="ce7" table:formula="of:=[.$M20]*3/4  + [.Y$5]*1/4" office:value-type="float" office:value="4.46748657474472" calcext:value-type="float">
            <text:p>4.47</text:p>
          </table:table-cell>
          <table:table-cell table:style-name="ce7" table:formula="of:=[.$M20]*3/4  + [.Z$5]*1/4" office:value-type="float" office:value="4.64763529108723" calcext:value-type="float">
            <text:p>4.65</text:p>
          </table:table-cell>
          <table:table-cell table:style-name="ce7" table:formula="of:=[.$M20]*3/4  + [.AA$5]*1/4" office:value-type="float" office:value="4.8847290166656" calcext:value-type="float">
            <text:p>4.88</text:p>
          </table:table-cell>
          <table:table-cell table:style-name="ce7" table:formula="of:=[.$M20]*3/4  + [.AB$5]*1/4" office:value-type="float" office:value="5.1967680688993" calcext:value-type="float">
            <text:p>5.20</text:p>
          </table:table-cell>
          <table:table-cell table:style-name="ce7" table:formula="of:=[.$M20]*3/4  + [.AC$5]*1/4" office:value-type="float" office:value="5.60744266554406" calcext:value-type="float">
            <text:p>5.61</text:p>
          </table:table-cell>
          <table:table-cell table:style-name="ce7" table:formula="of:=[.$M20]*3/4  + [.AD$5]*1/4" office:value-type="float" office:value="6.14793150218824" calcext:value-type="float">
            <text:p>6.1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6" table:formula="of:=1.3161^[.L21]" office:value-type="float" office:value="6.83946645547836" calcext:value-type="float">
            <text:p>6.84</text:p>
          </table:table-cell>
          <table:table-cell table:style-name="ce7" table:formula="of:=[.$M21]*3/4  + [.N$5]*1/4" office:value-type="float" office:value="5.15737323180175" calcext:value-type="float">
            <text:p>5.16</text:p>
          </table:table-cell>
          <table:table-cell table:style-name="ce7" table:formula="of:=[.$M21]*3/4  + [.O$5]*1/4" office:value-type="float" office:value="5.16615240044174" calcext:value-type="float">
            <text:p>5.17</text:p>
          </table:table-cell>
          <table:table-cell table:style-name="ce7" table:formula="of:=[.$M21]*3/4  + [.P$5]*1/4" office:value-type="float" office:value="5.17770666428885" calcext:value-type="float">
            <text:p>5.18</text:p>
          </table:table-cell>
          <table:table-cell table:style-name="ce7" table:formula="of:=[.$M21]*3/4  + [.Q$5]*1/4" office:value-type="float" office:value="5.19291323093802" calcext:value-type="float">
            <text:p>5.19</text:p>
          </table:table-cell>
          <table:table-cell table:style-name="ce7" table:formula="of:=[.$M21]*3/4  + [.R$5]*1/4" office:value-type="float" office:value="5.21292659330499" calcext:value-type="float">
            <text:p>5.21</text:p>
          </table:table-cell>
          <table:table-cell table:style-name="ce7" table:formula="of:=[.$M21]*3/4  + [.S$5]*1/4" office:value-type="float" office:value="5.23926617951616" calcext:value-type="float">
            <text:p>5.24</text:p>
          </table:table-cell>
          <table:table-cell table:style-name="ce7" table:formula="of:=[.$M21]*3/4  + [.T$5]*1/4" office:value-type="float" office:value="5.27393170892869" calcext:value-type="float">
            <text:p>5.27</text:p>
          </table:table-cell>
          <table:table-cell table:style-name="ce7" table:formula="of:=[.$M21]*3/4  + [.U$5]*1/4" office:value-type="float" office:value="5.31955501218852" calcext:value-type="float">
            <text:p>5.32</text:p>
          </table:table-cell>
          <table:table-cell table:style-name="ce7" table:formula="of:=[.$M21]*3/4  + [.V$5]*1/4" office:value-type="float" office:value="5.37959984160877" calcext:value-type="float">
            <text:p>5.38</text:p>
          </table:table-cell>
          <table:table-cell table:style-name="ce7" table:formula="of:=[.$M21]*3/4  + [.W$5]*1/4" office:value-type="float" office:value="5.45862484160877" calcext:value-type="float">
            <text:p>5.46</text:p>
          </table:table-cell>
          <table:table-cell table:style-name="ce7" table:formula="of:=[.$M21]*3/4  + [.X$5]*1/4" office:value-type="float" office:value="5.56262964410877" calcext:value-type="float">
            <text:p>5.56</text:p>
          </table:table-cell>
          <table:table-cell table:style-name="ce7" table:formula="of:=[.$M21]*3/4  + [.Y$5]*1/4" office:value-type="float" office:value="5.69951036467902" calcext:value-type="float">
            <text:p>5.70</text:p>
          </table:table-cell>
          <table:table-cell table:style-name="ce7" table:formula="of:=[.$M21]*3/4  + [.Z$5]*1/4" office:value-type="float" office:value="5.87965908102153" calcext:value-type="float">
            <text:p>5.88</text:p>
          </table:table-cell>
          <table:table-cell table:style-name="ce7" table:formula="of:=[.$M21]*3/4  + [.AA$5]*1/4" office:value-type="float" office:value="6.1167528065999" calcext:value-type="float">
            <text:p>6.12</text:p>
          </table:table-cell>
          <table:table-cell table:style-name="ce7" table:formula="of:=[.$M21]*3/4  + [.AB$5]*1/4" office:value-type="float" office:value="6.4287918588336" calcext:value-type="float">
            <text:p>6.43</text:p>
          </table:table-cell>
          <table:table-cell table:style-name="ce7" table:formula="of:=[.$M21]*3/4  + [.AC$5]*1/4" office:value-type="float" office:value="6.83946645547836" calcext:value-type="float">
            <text:p>6.84</text:p>
          </table:table-cell>
          <table:table-cell table:style-name="ce7" table:formula="of:=[.$M21]*3/4  + [.AD$5]*1/4" office:value-type="float" office:value="7.37995529212254" calcext:value-type="float">
            <text:p>7.38</text:p>
          </table:table-cell>
          <table:table-cell table:style-name="ce9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6" table:formula="of:=1.3161^[.L22]" office:value-type="float" office:value="9.00142180205508" calcext:value-type="float">
            <text:p>9.00</text:p>
          </table:table-cell>
          <table:table-cell table:style-name="ce7" table:formula="of:=[.$M22]*3/4  + [.N$5]*1/4" office:value-type="float" office:value="6.77883974173428" calcext:value-type="float">
            <text:p>6.78</text:p>
          </table:table-cell>
          <table:table-cell table:style-name="ce7" table:formula="of:=[.$M22]*3/4  + [.O$5]*1/4" office:value-type="float" office:value="6.78761891037428" calcext:value-type="float">
            <text:p>6.79</text:p>
          </table:table-cell>
          <table:table-cell table:style-name="ce7" table:formula="of:=[.$M22]*3/4  + [.P$5]*1/4" office:value-type="float" office:value="6.79917317422138" calcext:value-type="float">
            <text:p>6.80</text:p>
          </table:table-cell>
          <table:table-cell table:style-name="ce7" table:formula="of:=[.$M22]*3/4  + [.Q$5]*1/4" office:value-type="float" office:value="6.81437974087055" calcext:value-type="float">
            <text:p>6.81</text:p>
          </table:table-cell>
          <table:table-cell table:style-name="ce7" table:formula="of:=[.$M22]*3/4  + [.R$5]*1/4" office:value-type="float" office:value="6.83439310323752" calcext:value-type="float">
            <text:p>6.83</text:p>
          </table:table-cell>
          <table:table-cell table:style-name="ce7" table:formula="of:=[.$M22]*3/4  + [.S$5]*1/4" office:value-type="float" office:value="6.8607326894487" calcext:value-type="float">
            <text:p>6.86</text:p>
          </table:table-cell>
          <table:table-cell table:style-name="ce7" table:formula="of:=[.$M22]*3/4  + [.T$5]*1/4" office:value-type="float" office:value="6.89539821886122" calcext:value-type="float">
            <text:p>6.90</text:p>
          </table:table-cell>
          <table:table-cell table:style-name="ce7" table:formula="of:=[.$M22]*3/4  + [.U$5]*1/4" office:value-type="float" office:value="6.94102152212105" calcext:value-type="float">
            <text:p>6.94</text:p>
          </table:table-cell>
          <table:table-cell table:style-name="ce7" table:formula="of:=[.$M22]*3/4  + [.V$5]*1/4" office:value-type="float" office:value="7.00106635154131" calcext:value-type="float">
            <text:p>7.00</text:p>
          </table:table-cell>
          <table:table-cell table:style-name="ce7" table:formula="of:=[.$M22]*3/4  + [.W$5]*1/4" office:value-type="float" office:value="7.08009135154131" calcext:value-type="float">
            <text:p>7.08</text:p>
          </table:table-cell>
          <table:table-cell table:style-name="ce7" table:formula="of:=[.$M22]*3/4  + [.X$5]*1/4" office:value-type="float" office:value="7.18409615404131" calcext:value-type="float">
            <text:p>7.18</text:p>
          </table:table-cell>
          <table:table-cell table:style-name="ce7" table:formula="of:=[.$M22]*3/4  + [.Y$5]*1/4" office:value-type="float" office:value="7.32097687461156" calcext:value-type="float">
            <text:p>7.32</text:p>
          </table:table-cell>
          <table:table-cell table:style-name="ce7" table:formula="of:=[.$M22]*3/4  + [.Z$5]*1/4" office:value-type="float" office:value="7.50112559095406" calcext:value-type="float">
            <text:p>7.50</text:p>
          </table:table-cell>
          <table:table-cell table:style-name="ce7" table:formula="of:=[.$M22]*3/4  + [.AA$5]*1/4" office:value-type="float" office:value="7.73821931653244" calcext:value-type="float">
            <text:p>7.74</text:p>
          </table:table-cell>
          <table:table-cell table:style-name="ce7" table:formula="of:=[.$M22]*3/4  + [.AB$5]*1/4" office:value-type="float" office:value="8.05025836876613" calcext:value-type="float">
            <text:p>8.05</text:p>
          </table:table-cell>
          <table:table-cell table:style-name="ce7" table:formula="of:=[.$M22]*3/4  + [.AC$5]*1/4" office:value-type="float" office:value="8.4609329654109" calcext:value-type="float">
            <text:p>8.46</text:p>
          </table:table-cell>
          <table:table-cell table:style-name="ce7" table:formula="of:=[.$M22]*3/4  + [.AD$5]*1/4" office:value-type="float" office:value="9.00142180205508" calcext:value-type="float">
            <text:p>9.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table:style-name="ce11" office:value-type="string" calcext:value-type="string">
            <text:p>PIERCE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HAR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string" calcext:value-type="string">
            <text:p>STR-TOU</text:p>
          </table:table-cell>
          <table:table-cell table:style-name="ce3" office:value-type="string" calcext:value-type="string">
            <text:p>Factor</text:p>
          </table:table-cell>
          <table:table-cell table:style-name="ce6" table:formula="of:=1.3161^[.N27]" office:value-type="float" office:value="0.111093560771888" calcext:value-type="float">
            <text:p>0.11</text:p>
          </table:table-cell>
          <table:table-cell table:style-name="ce6" table:formula="of:=1.3161^[.O27]" office:value-type="float" office:value="0.146210235331881" calcext:value-type="float">
            <text:p>0.15</text:p>
          </table:table-cell>
          <table:table-cell table:style-name="ce6" table:formula="of:=1.3161^[.P27]" office:value-type="float" office:value="0.192427290720289" calcext:value-type="float">
            <text:p>0.19</text:p>
          </table:table-cell>
          <table:table-cell table:style-name="ce6" table:formula="of:=1.3161^[.Q27]" office:value-type="float" office:value="0.253253557316972" calcext:value-type="float">
            <text:p>0.25</text:p>
          </table:table-cell>
          <table:table-cell table:style-name="ce6" table:formula="of:=1.3161^[.R27]" office:value-type="float" office:value="0.333307006784867" calcext:value-type="float">
            <text:p>0.33</text:p>
          </table:table-cell>
          <table:table-cell table:style-name="ce6" table:formula="of:=1.3161^[.S27]" office:value-type="float" office:value="0.438665351629564" calcext:value-type="float">
            <text:p>0.44</text:p>
          </table:table-cell>
          <table:table-cell table:style-name="ce6" table:formula="of:=1.3161^[.T27]" office:value-type="float" office:value="0.577327469279669" calcext:value-type="float">
            <text:p>0.58</text:p>
          </table:table-cell>
          <table:table-cell table:style-name="ce6" table:formula="of:=1.3161^[.U27]" office:value-type="float" office:value="0.759820682318973" calcext:value-type="float">
            <text:p>0.76</text:p>
          </table:table-cell>
          <table:table-cell table:style-name="ce6" table:formula="of:=1.3161^[.V27]" office:value-type="float" office:value="1" calcext:value-type="float">
            <text:p>1.00</text:p>
          </table:table-cell>
          <table:table-cell table:style-name="ce6" table:formula="of:=1.3161^[.W27]" office:value-type="float" office:value="1.3161" calcext:value-type="float">
            <text:p>1.32</text:p>
          </table:table-cell>
          <table:table-cell table:style-name="ce6" table:formula="of:=1.3161^[.X27]" office:value-type="float" office:value="1.73211921" calcext:value-type="float">
            <text:p>1.73</text:p>
          </table:table-cell>
          <table:table-cell table:style-name="ce6" table:formula="of:=1.3161^[.Y27]" office:value-type="float" office:value="2.279642092281" calcext:value-type="float">
            <text:p>2.28</text:p>
          </table:table-cell>
          <table:table-cell table:style-name="ce6" table:formula="of:=1.3161^[.Z27]" office:value-type="float" office:value="3.00023695765102" calcext:value-type="float">
            <text:p>3.00</text:p>
          </table:table-cell>
          <table:table-cell table:style-name="ce6" table:formula="of:=1.3161^[.AA27]" office:value-type="float" office:value="3.94861185996451" calcext:value-type="float">
            <text:p>3.95</text:p>
          </table:table-cell>
          <table:table-cell table:style-name="ce6" table:formula="of:=1.3161^[.AB27]" office:value-type="float" office:value="5.1967680688993" calcext:value-type="float">
            <text:p>5.20</text:p>
          </table:table-cell>
          <table:table-cell table:style-name="ce6" table:formula="of:=1.3161^[.AC27]" office:value-type="float" office:value="6.83946645547836" calcext:value-type="float">
            <text:p>6.84</text:p>
          </table:table-cell>
          <table:table-cell table:style-name="ce6" table:formula="of:=1.3161^[.AD27]" office:value-type="float" office:value="9.00142180205508" calcext:value-type="float">
            <text:p>9.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-8" calcext:value-type="float">
            <text:p>-8</text:p>
          </table:table-cell>
          <table:table-cell table:style-name="ce6" table:formula="of:=1.3161^[.L29]" office:value-type="float" office:value="0.111093560771888" calcext:value-type="float">
            <text:p>0.11</text:p>
          </table:table-cell>
          <table:table-cell table:style-name="ce8" table:formula="of:=[.$M29]*1/3  + [.N$5]*2/3" office:value-type="float" office:value="0.111093560771888" calcext:value-type="float">
            <text:p>0.11</text:p>
          </table:table-cell>
          <table:table-cell table:style-name="ce8" table:formula="of:=[.$M29]*1/3  + [.O$5]*2/3" office:value-type="float" office:value="0.134504677145217" calcext:value-type="float">
            <text:p>0.13</text:p>
          </table:table-cell>
          <table:table-cell table:style-name="ce8" table:formula="of:=[.$M29]*1/3  + [.P$5]*2/3" office:value-type="float" office:value="0.165316047404155" calcext:value-type="float">
            <text:p>0.17</text:p>
          </table:table-cell>
          <table:table-cell table:style-name="ce8" table:formula="of:=[.$M29]*1/3  + [.Q$5]*2/3" office:value-type="float" office:value="0.205866891801944" calcext:value-type="float">
            <text:p>0.21</text:p>
          </table:table-cell>
          <table:table-cell table:style-name="ce8" table:formula="of:=[.$M29]*1/3  + [.R$5]*2/3" office:value-type="float" office:value="0.259235858113874" calcext:value-type="float">
            <text:p>0.26</text:p>
          </table:table-cell>
          <table:table-cell table:style-name="ce8" table:formula="of:=[.$M29]*1/3  + [.S$5]*2/3" office:value-type="float" office:value="0.329474754677005" calcext:value-type="float">
            <text:p>0.33</text:p>
          </table:table-cell>
          <table:table-cell table:style-name="ce8" table:formula="of:=[.$M29]*1/3  + [.T$5]*2/3" office:value-type="float" office:value="0.421916166443742" calcext:value-type="float">
            <text:p>0.42</text:p>
          </table:table-cell>
          <table:table-cell table:style-name="ce8" table:formula="of:=[.$M29]*1/3  + [.U$5]*2/3" office:value-type="float" office:value="0.543578308469944" calcext:value-type="float">
            <text:p>0.54</text:p>
          </table:table-cell>
          <table:table-cell table:style-name="ce8" table:formula="of:=[.$M29]*1/3  + [.V$5]*2/3" office:value-type="float" office:value="0.703697853590629" calcext:value-type="float">
            <text:p>0.70</text:p>
          </table:table-cell>
          <table:table-cell table:style-name="ce8" table:formula="of:=[.$M29]*1/3  + [.W$5]*2/3" office:value-type="float" office:value="0.914431186923963" calcext:value-type="float">
            <text:p>0.91</text:p>
          </table:table-cell>
          <table:table-cell table:style-name="ce8" table:formula="of:=[.$M29]*1/3  + [.X$5]*2/3" office:value-type="float" office:value="1.19177732692396" calcext:value-type="float">
            <text:p>1.19</text:p>
          </table:table-cell>
          <table:table-cell table:style-name="ce8" table:formula="of:=[.$M29]*1/3  + [.Y$5]*2/3" office:value-type="float" office:value="1.55679258177796" calcext:value-type="float">
            <text:p>1.56</text:p>
          </table:table-cell>
          <table:table-cell table:style-name="ce8" table:formula="of:=[.$M29]*1/3  + [.Z$5]*2/3" office:value-type="float" office:value="2.03718915869131" calcext:value-type="float">
            <text:p>2.04</text:p>
          </table:table-cell>
          <table:table-cell table:style-name="ce8" table:formula="of:=[.$M29]*1/3  + [.AA$5]*2/3" office:value-type="float" office:value="2.66943909356697" calcext:value-type="float">
            <text:p>2.67</text:p>
          </table:table-cell>
          <table:table-cell table:style-name="ce8" table:formula="of:=[.$M29]*1/3  + [.AB$5]*2/3" office:value-type="float" office:value="3.50154323285683" calcext:value-type="float">
            <text:p>3.50</text:p>
          </table:table-cell>
          <table:table-cell table:style-name="ce8" table:formula="of:=[.$M29]*1/3  + [.AC$5]*2/3" office:value-type="float" office:value="4.59667549057621" calcext:value-type="float">
            <text:p>4.60</text:p>
          </table:table-cell>
          <table:table-cell table:style-name="ce8" table:formula="of:=[.$M29]*1/3  + [.AD$5]*2/3" office:value-type="float" office:value="6.03797905496068" calcext:value-type="float">
            <text:p>6.0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-7" calcext:value-type="float">
            <text:p>-7</text:p>
          </table:table-cell>
          <table:table-cell table:style-name="ce6" table:formula="of:=1.3161^[.L30]" office:value-type="float" office:value="0.146210235331881" calcext:value-type="float">
            <text:p>0.15</text:p>
          </table:table-cell>
          <table:table-cell table:style-name="ce8" table:formula="of:=[.$M30]*1/3  + [.N$5]*2/3" office:value-type="float" office:value="0.122799118958552" calcext:value-type="float">
            <text:p>0.12</text:p>
          </table:table-cell>
          <table:table-cell table:style-name="ce8" table:formula="of:=[.$M30]*1/3  + [.O$5]*2/3" office:value-type="float" office:value="0.146210235331881" calcext:value-type="float">
            <text:p>0.15</text:p>
          </table:table-cell>
          <table:table-cell table:style-name="ce8" table:formula="of:=[.$M30]*1/3  + [.P$5]*2/3" office:value-type="float" office:value="0.17702160559082" calcext:value-type="float">
            <text:p>0.18</text:p>
          </table:table-cell>
          <table:table-cell table:style-name="ce8" table:formula="of:=[.$M30]*1/3  + [.Q$5]*2/3" office:value-type="float" office:value="0.217572449988609" calcext:value-type="float">
            <text:p>0.22</text:p>
          </table:table-cell>
          <table:table-cell table:style-name="ce8" table:formula="of:=[.$M30]*1/3  + [.R$5]*2/3" office:value-type="float" office:value="0.270941416300539" calcext:value-type="float">
            <text:p>0.27</text:p>
          </table:table-cell>
          <table:table-cell table:style-name="ce8" table:formula="of:=[.$M30]*1/3  + [.S$5]*2/3" office:value-type="float" office:value="0.34118031286367" calcext:value-type="float">
            <text:p>0.34</text:p>
          </table:table-cell>
          <table:table-cell table:style-name="ce8" table:formula="of:=[.$M30]*1/3  + [.T$5]*2/3" office:value-type="float" office:value="0.433621724630407" calcext:value-type="float">
            <text:p>0.43</text:p>
          </table:table-cell>
          <table:table-cell table:style-name="ce8" table:formula="of:=[.$M30]*1/3  + [.U$5]*2/3" office:value-type="float" office:value="0.555283866656609" calcext:value-type="float">
            <text:p>0.56</text:p>
          </table:table-cell>
          <table:table-cell table:style-name="ce8" table:formula="of:=[.$M30]*1/3  + [.V$5]*2/3" office:value-type="float" office:value="0.715403411777294" calcext:value-type="float">
            <text:p>0.72</text:p>
          </table:table-cell>
          <table:table-cell table:style-name="ce8" table:formula="of:=[.$M30]*1/3  + [.W$5]*2/3" office:value-type="float" office:value="0.926136745110627" calcext:value-type="float">
            <text:p>0.93</text:p>
          </table:table-cell>
          <table:table-cell table:style-name="ce8" table:formula="of:=[.$M30]*1/3  + [.X$5]*2/3" office:value-type="float" office:value="1.20348288511063" calcext:value-type="float">
            <text:p>1.20</text:p>
          </table:table-cell>
          <table:table-cell table:style-name="ce8" table:formula="of:=[.$M30]*1/3  + [.Y$5]*2/3" office:value-type="float" office:value="1.56849813996463" calcext:value-type="float">
            <text:p>1.57</text:p>
          </table:table-cell>
          <table:table-cell table:style-name="ce8" table:formula="of:=[.$M30]*1/3  + [.Z$5]*2/3" office:value-type="float" office:value="2.04889471687798" calcext:value-type="float">
            <text:p>2.05</text:p>
          </table:table-cell>
          <table:table-cell table:style-name="ce8" table:formula="of:=[.$M30]*1/3  + [.AA$5]*2/3" office:value-type="float" office:value="2.68114465175364" calcext:value-type="float">
            <text:p>2.68</text:p>
          </table:table-cell>
          <table:table-cell table:style-name="ce8" table:formula="of:=[.$M30]*1/3  + [.AB$5]*2/3" office:value-type="float" office:value="3.51324879104349" calcext:value-type="float">
            <text:p>3.51</text:p>
          </table:table-cell>
          <table:table-cell table:style-name="ce8" table:formula="of:=[.$M30]*1/3  + [.AC$5]*2/3" office:value-type="float" office:value="4.60838104876287" calcext:value-type="float">
            <text:p>4.61</text:p>
          </table:table-cell>
          <table:table-cell table:style-name="ce8" table:formula="of:=[.$M30]*1/3  + [.AD$5]*2/3" office:value-type="float" office:value="6.04968461314734" calcext:value-type="float">
            <text:p>6.0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-6" calcext:value-type="float">
            <text:p>-6</text:p>
          </table:table-cell>
          <table:table-cell table:style-name="ce6" table:formula="of:=1.3161^[.L31]" office:value-type="float" office:value="0.192427290720289" calcext:value-type="float">
            <text:p>0.19</text:p>
          </table:table-cell>
          <table:table-cell table:style-name="ce8" table:formula="of:=[.$M31]*1/3  + [.N$5]*2/3" office:value-type="float" office:value="0.138204804088021" calcext:value-type="float">
            <text:p>0.14</text:p>
          </table:table-cell>
          <table:table-cell table:style-name="ce8" table:formula="of:=[.$M31]*1/3  + [.O$5]*2/3" office:value-type="float" office:value="0.161615920461351" calcext:value-type="float">
            <text:p>0.16</text:p>
          </table:table-cell>
          <table:table-cell table:style-name="ce8" table:formula="of:=[.$M31]*1/3  + [.P$5]*2/3" office:value-type="float" office:value="0.192427290720289" calcext:value-type="float">
            <text:p>0.19</text:p>
          </table:table-cell>
          <table:table-cell table:style-name="ce8" table:formula="of:=[.$M31]*1/3  + [.Q$5]*2/3" office:value-type="float" office:value="0.232978135118078" calcext:value-type="float">
            <text:p>0.23</text:p>
          </table:table-cell>
          <table:table-cell table:style-name="ce8" table:formula="of:=[.$M31]*1/3  + [.R$5]*2/3" office:value-type="float" office:value="0.286347101430008" calcext:value-type="float">
            <text:p>0.29</text:p>
          </table:table-cell>
          <table:table-cell table:style-name="ce8" table:formula="of:=[.$M31]*1/3  + [.S$5]*2/3" office:value-type="float" office:value="0.356585997993139" calcext:value-type="float">
            <text:p>0.36</text:p>
          </table:table-cell>
          <table:table-cell table:style-name="ce8" table:formula="of:=[.$M31]*1/3  + [.T$5]*2/3" office:value-type="float" office:value="0.449027409759876" calcext:value-type="float">
            <text:p>0.45</text:p>
          </table:table-cell>
          <table:table-cell table:style-name="ce8" table:formula="of:=[.$M31]*1/3  + [.U$5]*2/3" office:value-type="float" office:value="0.570689551786078" calcext:value-type="float">
            <text:p>0.57</text:p>
          </table:table-cell>
          <table:table-cell table:style-name="ce8" table:formula="of:=[.$M31]*1/3  + [.V$5]*2/3" office:value-type="float" office:value="0.730809096906763" calcext:value-type="float">
            <text:p>0.73</text:p>
          </table:table-cell>
          <table:table-cell table:style-name="ce8" table:formula="of:=[.$M31]*1/3  + [.W$5]*2/3" office:value-type="float" office:value="0.941542430240096" calcext:value-type="float">
            <text:p>0.94</text:p>
          </table:table-cell>
          <table:table-cell table:style-name="ce8" table:formula="of:=[.$M31]*1/3  + [.X$5]*2/3" office:value-type="float" office:value="1.2188885702401" calcext:value-type="float">
            <text:p>1.22</text:p>
          </table:table-cell>
          <table:table-cell table:style-name="ce8" table:formula="of:=[.$M31]*1/3  + [.Y$5]*2/3" office:value-type="float" office:value="1.5839038250941" calcext:value-type="float">
            <text:p>1.58</text:p>
          </table:table-cell>
          <table:table-cell table:style-name="ce8" table:formula="of:=[.$M31]*1/3  + [.Z$5]*2/3" office:value-type="float" office:value="2.06430040200745" calcext:value-type="float">
            <text:p>2.06</text:p>
          </table:table-cell>
          <table:table-cell table:style-name="ce8" table:formula="of:=[.$M31]*1/3  + [.AA$5]*2/3" office:value-type="float" office:value="2.69655033688311" calcext:value-type="float">
            <text:p>2.70</text:p>
          </table:table-cell>
          <table:table-cell table:style-name="ce8" table:formula="of:=[.$M31]*1/3  + [.AB$5]*2/3" office:value-type="float" office:value="3.52865447617296" calcext:value-type="float">
            <text:p>3.53</text:p>
          </table:table-cell>
          <table:table-cell table:style-name="ce8" table:formula="of:=[.$M31]*1/3  + [.AC$5]*2/3" office:value-type="float" office:value="4.62378673389234" calcext:value-type="float">
            <text:p>4.62</text:p>
          </table:table-cell>
          <table:table-cell table:style-name="ce8" table:formula="of:=[.$M31]*1/3  + [.AD$5]*2/3" office:value-type="float" office:value="6.06509029827681" calcext:value-type="float">
            <text:p>6.07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-5" calcext:value-type="float">
            <text:p>-5</text:p>
          </table:table-cell>
          <table:table-cell table:style-name="ce6" table:formula="of:=1.3161^[.L32]" office:value-type="float" office:value="0.253253557316972" calcext:value-type="float">
            <text:p>0.25</text:p>
          </table:table-cell>
          <table:table-cell table:style-name="ce8" table:formula="of:=[.$M32]*1/3  + [.N$5]*2/3" office:value-type="float" office:value="0.158480226286916" calcext:value-type="float">
            <text:p>0.16</text:p>
          </table:table-cell>
          <table:table-cell table:style-name="ce8" table:formula="of:=[.$M32]*1/3  + [.O$5]*2/3" office:value-type="float" office:value="0.181891342660245" calcext:value-type="float">
            <text:p>0.18</text:p>
          </table:table-cell>
          <table:table-cell table:style-name="ce8" table:formula="of:=[.$M32]*1/3  + [.P$5]*2/3" office:value-type="float" office:value="0.212702712919183" calcext:value-type="float">
            <text:p>0.21</text:p>
          </table:table-cell>
          <table:table-cell table:style-name="ce8" table:formula="of:=[.$M32]*1/3  + [.Q$5]*2/3" office:value-type="float" office:value="0.253253557316972" calcext:value-type="float">
            <text:p>0.25</text:p>
          </table:table-cell>
          <table:table-cell table:style-name="ce8" table:formula="of:=[.$M32]*1/3  + [.R$5]*2/3" office:value-type="float" office:value="0.306622523628902" calcext:value-type="float">
            <text:p>0.31</text:p>
          </table:table-cell>
          <table:table-cell table:style-name="ce8" table:formula="of:=[.$M32]*1/3  + [.S$5]*2/3" office:value-type="float" office:value="0.376861420192033" calcext:value-type="float">
            <text:p>0.38</text:p>
          </table:table-cell>
          <table:table-cell table:style-name="ce8" table:formula="of:=[.$M32]*1/3  + [.T$5]*2/3" office:value-type="float" office:value="0.46930283195877" calcext:value-type="float">
            <text:p>0.47</text:p>
          </table:table-cell>
          <table:table-cell table:style-name="ce8" table:formula="of:=[.$M32]*1/3  + [.U$5]*2/3" office:value-type="float" office:value="0.590964973984973" calcext:value-type="float">
            <text:p>0.59</text:p>
          </table:table-cell>
          <table:table-cell table:style-name="ce8" table:formula="of:=[.$M32]*1/3  + [.V$5]*2/3" office:value-type="float" office:value="0.751084519105657" calcext:value-type="float">
            <text:p>0.75</text:p>
          </table:table-cell>
          <table:table-cell table:style-name="ce8" table:formula="of:=[.$M32]*1/3  + [.W$5]*2/3" office:value-type="float" office:value="0.961817852438991" calcext:value-type="float">
            <text:p>0.96</text:p>
          </table:table-cell>
          <table:table-cell table:style-name="ce8" table:formula="of:=[.$M32]*1/3  + [.X$5]*2/3" office:value-type="float" office:value="1.23916399243899" calcext:value-type="float">
            <text:p>1.24</text:p>
          </table:table-cell>
          <table:table-cell table:style-name="ce8" table:formula="of:=[.$M32]*1/3  + [.Y$5]*2/3" office:value-type="float" office:value="1.60417924729299" calcext:value-type="float">
            <text:p>1.60</text:p>
          </table:table-cell>
          <table:table-cell table:style-name="ce8" table:formula="of:=[.$M32]*1/3  + [.Z$5]*2/3" office:value-type="float" office:value="2.08457582420634" calcext:value-type="float">
            <text:p>2.08</text:p>
          </table:table-cell>
          <table:table-cell table:style-name="ce8" table:formula="of:=[.$M32]*1/3  + [.AA$5]*2/3" office:value-type="float" office:value="2.716825759082" calcext:value-type="float">
            <text:p>2.72</text:p>
          </table:table-cell>
          <table:table-cell table:style-name="ce8" table:formula="of:=[.$M32]*1/3  + [.AB$5]*2/3" office:value-type="float" office:value="3.54892989837185" calcext:value-type="float">
            <text:p>3.55</text:p>
          </table:table-cell>
          <table:table-cell table:style-name="ce8" table:formula="of:=[.$M32]*1/3  + [.AC$5]*2/3" office:value-type="float" office:value="4.64406215609123" calcext:value-type="float">
            <text:p>4.64</text:p>
          </table:table-cell>
          <table:table-cell table:style-name="ce8" table:formula="of:=[.$M32]*1/3  + [.AD$5]*2/3" office:value-type="float" office:value="6.08536572047571" calcext:value-type="float">
            <text:p>6.09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-4" calcext:value-type="float">
            <text:p>-4</text:p>
          </table:table-cell>
          <table:table-cell table:style-name="ce6" table:formula="of:=1.3161^[.L33]" office:value-type="float" office:value="0.333307006784867" calcext:value-type="float">
            <text:p>0.33</text:p>
          </table:table-cell>
          <table:table-cell table:style-name="ce8" table:formula="of:=[.$M33]*1/3  + [.N$5]*2/3" office:value-type="float" office:value="0.185164709442881" calcext:value-type="float">
            <text:p>0.19</text:p>
          </table:table-cell>
          <table:table-cell table:style-name="ce8" table:formula="of:=[.$M33]*1/3  + [.O$5]*2/3" office:value-type="float" office:value="0.20857582581621" calcext:value-type="float">
            <text:p>0.21</text:p>
          </table:table-cell>
          <table:table-cell table:style-name="ce8" table:formula="of:=[.$M33]*1/3  + [.P$5]*2/3" office:value-type="float" office:value="0.239387196075148" calcext:value-type="float">
            <text:p>0.24</text:p>
          </table:table-cell>
          <table:table-cell table:style-name="ce8" table:formula="of:=[.$M33]*1/3  + [.Q$5]*2/3" office:value-type="float" office:value="0.279938040472937" calcext:value-type="float">
            <text:p>0.28</text:p>
          </table:table-cell>
          <table:table-cell table:style-name="ce8" table:formula="of:=[.$M33]*1/3  + [.R$5]*2/3" office:value-type="float" office:value="0.333307006784867" calcext:value-type="float">
            <text:p>0.33</text:p>
          </table:table-cell>
          <table:table-cell table:style-name="ce8" table:formula="of:=[.$M33]*1/3  + [.S$5]*2/3" office:value-type="float" office:value="0.403545903347998" calcext:value-type="float">
            <text:p>0.40</text:p>
          </table:table-cell>
          <table:table-cell table:style-name="ce8" table:formula="of:=[.$M33]*1/3  + [.T$5]*2/3" office:value-type="float" office:value="0.495987315114735" calcext:value-type="float">
            <text:p>0.50</text:p>
          </table:table-cell>
          <table:table-cell table:style-name="ce8" table:formula="of:=[.$M33]*1/3  + [.U$5]*2/3" office:value-type="float" office:value="0.617649457140938" calcext:value-type="float">
            <text:p>0.62</text:p>
          </table:table-cell>
          <table:table-cell table:style-name="ce8" table:formula="of:=[.$M33]*1/3  + [.V$5]*2/3" office:value-type="float" office:value="0.777769002261622" calcext:value-type="float">
            <text:p>0.78</text:p>
          </table:table-cell>
          <table:table-cell table:style-name="ce8" table:formula="of:=[.$M33]*1/3  + [.W$5]*2/3" office:value-type="float" office:value="0.988502335594956" calcext:value-type="float">
            <text:p>0.99</text:p>
          </table:table-cell>
          <table:table-cell table:style-name="ce8" table:formula="of:=[.$M33]*1/3  + [.X$5]*2/3" office:value-type="float" office:value="1.26584847559496" calcext:value-type="float">
            <text:p>1.27</text:p>
          </table:table-cell>
          <table:table-cell table:style-name="ce8" table:formula="of:=[.$M33]*1/3  + [.Y$5]*2/3" office:value-type="float" office:value="1.63086373044896" calcext:value-type="float">
            <text:p>1.63</text:p>
          </table:table-cell>
          <table:table-cell table:style-name="ce8" table:formula="of:=[.$M33]*1/3  + [.Z$5]*2/3" office:value-type="float" office:value="2.1112603073623" calcext:value-type="float">
            <text:p>2.11</text:p>
          </table:table-cell>
          <table:table-cell table:style-name="ce8" table:formula="of:=[.$M33]*1/3  + [.AA$5]*2/3" office:value-type="float" office:value="2.74351024223796" calcext:value-type="float">
            <text:p>2.74</text:p>
          </table:table-cell>
          <table:table-cell table:style-name="ce8" table:formula="of:=[.$M33]*1/3  + [.AB$5]*2/3" office:value-type="float" office:value="3.57561438152782" calcext:value-type="float">
            <text:p>3.58</text:p>
          </table:table-cell>
          <table:table-cell table:style-name="ce8" table:formula="of:=[.$M33]*1/3  + [.AC$5]*2/3" office:value-type="float" office:value="4.6707466392472" calcext:value-type="float">
            <text:p>4.67</text:p>
          </table:table-cell>
          <table:table-cell table:style-name="ce8" table:formula="of:=[.$M33]*1/3  + [.AD$5]*2/3" office:value-type="float" office:value="6.11205020363167" calcext:value-type="float">
            <text:p>6.11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-3" calcext:value-type="float">
            <text:p>-3</text:p>
          </table:table-cell>
          <table:table-cell table:style-name="ce6" table:formula="of:=1.3161^[.L34]" office:value-type="float" office:value="0.438665351629564" calcext:value-type="float">
            <text:p>0.44</text:p>
          </table:table-cell>
          <table:table-cell table:style-name="ce8" table:formula="of:=[.$M34]*1/3  + [.N$5]*2/3" office:value-type="float" office:value="0.220284157724446" calcext:value-type="float">
            <text:p>0.22</text:p>
          </table:table-cell>
          <table:table-cell table:style-name="ce8" table:formula="of:=[.$M34]*1/3  + [.O$5]*2/3" office:value-type="float" office:value="0.243695274097776" calcext:value-type="float">
            <text:p>0.24</text:p>
          </table:table-cell>
          <table:table-cell table:style-name="ce8" table:formula="of:=[.$M34]*1/3  + [.P$5]*2/3" office:value-type="float" office:value="0.274506644356714" calcext:value-type="float">
            <text:p>0.27</text:p>
          </table:table-cell>
          <table:table-cell table:style-name="ce8" table:formula="of:=[.$M34]*1/3  + [.Q$5]*2/3" office:value-type="float" office:value="0.315057488754503" calcext:value-type="float">
            <text:p>0.32</text:p>
          </table:table-cell>
          <table:table-cell table:style-name="ce8" table:formula="of:=[.$M34]*1/3  + [.R$5]*2/3" office:value-type="float" office:value="0.368426455066433" calcext:value-type="float">
            <text:p>0.37</text:p>
          </table:table-cell>
          <table:table-cell table:style-name="ce8" table:formula="of:=[.$M34]*1/3  + [.S$5]*2/3" office:value-type="float" office:value="0.438665351629564" calcext:value-type="float">
            <text:p>0.44</text:p>
          </table:table-cell>
          <table:table-cell table:style-name="ce8" table:formula="of:=[.$M34]*1/3  + [.T$5]*2/3" office:value-type="float" office:value="0.531106763396301" calcext:value-type="float">
            <text:p>0.53</text:p>
          </table:table-cell>
          <table:table-cell table:style-name="ce8" table:formula="of:=[.$M34]*1/3  + [.U$5]*2/3" office:value-type="float" office:value="0.652768905422503" calcext:value-type="float">
            <text:p>0.65</text:p>
          </table:table-cell>
          <table:table-cell table:style-name="ce8" table:formula="of:=[.$M34]*1/3  + [.V$5]*2/3" office:value-type="float" office:value="0.812888450543188" calcext:value-type="float">
            <text:p>0.81</text:p>
          </table:table-cell>
          <table:table-cell table:style-name="ce8" table:formula="of:=[.$M34]*1/3  + [.W$5]*2/3" office:value-type="float" office:value="1.02362178387652" calcext:value-type="float">
            <text:p>1.02</text:p>
          </table:table-cell>
          <table:table-cell table:style-name="ce8" table:formula="of:=[.$M34]*1/3  + [.X$5]*2/3" office:value-type="float" office:value="1.30096792387652" calcext:value-type="float">
            <text:p>1.30</text:p>
          </table:table-cell>
          <table:table-cell table:style-name="ce8" table:formula="of:=[.$M34]*1/3  + [.Y$5]*2/3" office:value-type="float" office:value="1.66598317873052" calcext:value-type="float">
            <text:p>1.67</text:p>
          </table:table-cell>
          <table:table-cell table:style-name="ce8" table:formula="of:=[.$M34]*1/3  + [.Z$5]*2/3" office:value-type="float" office:value="2.14637975564387" calcext:value-type="float">
            <text:p>2.15</text:p>
          </table:table-cell>
          <table:table-cell table:style-name="ce8" table:formula="of:=[.$M34]*1/3  + [.AA$5]*2/3" office:value-type="float" office:value="2.77862969051953" calcext:value-type="float">
            <text:p>2.78</text:p>
          </table:table-cell>
          <table:table-cell table:style-name="ce8" table:formula="of:=[.$M34]*1/3  + [.AB$5]*2/3" office:value-type="float" office:value="3.61073382980939" calcext:value-type="float">
            <text:p>3.61</text:p>
          </table:table-cell>
          <table:table-cell table:style-name="ce8" table:formula="of:=[.$M34]*1/3  + [.AC$5]*2/3" office:value-type="float" office:value="4.70586608752876" calcext:value-type="float">
            <text:p>4.71</text:p>
          </table:table-cell>
          <table:table-cell table:style-name="ce8" table:formula="of:=[.$M34]*1/3  + [.AD$5]*2/3" office:value-type="float" office:value="6.14716965191324" calcext:value-type="float">
            <text:p>6.1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-2" calcext:value-type="float">
            <text:p>-2</text:p>
          </table:table-cell>
          <table:table-cell table:style-name="ce6" table:formula="of:=1.3161^[.L35]" office:value-type="float" office:value="0.577327469279669" calcext:value-type="float">
            <text:p>0.58</text:p>
          </table:table-cell>
          <table:table-cell table:style-name="ce8" table:formula="of:=[.$M35]*1/3  + [.N$5]*2/3" office:value-type="float" office:value="0.266504863607815" calcext:value-type="float">
            <text:p>0.27</text:p>
          </table:table-cell>
          <table:table-cell table:style-name="ce8" table:formula="of:=[.$M35]*1/3  + [.O$5]*2/3" office:value-type="float" office:value="0.289915979981144" calcext:value-type="float">
            <text:p>0.29</text:p>
          </table:table-cell>
          <table:table-cell table:style-name="ce8" table:formula="of:=[.$M35]*1/3  + [.P$5]*2/3" office:value-type="float" office:value="0.320727350240082" calcext:value-type="float">
            <text:p>0.32</text:p>
          </table:table-cell>
          <table:table-cell table:style-name="ce8" table:formula="of:=[.$M35]*1/3  + [.Q$5]*2/3" office:value-type="float" office:value="0.361278194637871" calcext:value-type="float">
            <text:p>0.36</text:p>
          </table:table-cell>
          <table:table-cell table:style-name="ce8" table:formula="of:=[.$M35]*1/3  + [.R$5]*2/3" office:value-type="float" office:value="0.414647160949801" calcext:value-type="float">
            <text:p>0.41</text:p>
          </table:table-cell>
          <table:table-cell table:style-name="ce8" table:formula="of:=[.$M35]*1/3  + [.S$5]*2/3" office:value-type="float" office:value="0.484886057512932" calcext:value-type="float">
            <text:p>0.48</text:p>
          </table:table-cell>
          <table:table-cell table:style-name="ce8" table:formula="of:=[.$M35]*1/3  + [.T$5]*2/3" office:value-type="float" office:value="0.577327469279669" calcext:value-type="float">
            <text:p>0.58</text:p>
          </table:table-cell>
          <table:table-cell table:style-name="ce8" table:formula="of:=[.$M35]*1/3  + [.U$5]*2/3" office:value-type="float" office:value="0.698989611305872" calcext:value-type="float">
            <text:p>0.70</text:p>
          </table:table-cell>
          <table:table-cell table:style-name="ce8" table:formula="of:=[.$M35]*1/3  + [.V$5]*2/3" office:value-type="float" office:value="0.859109156426556" calcext:value-type="float">
            <text:p>0.86</text:p>
          </table:table-cell>
          <table:table-cell table:style-name="ce8" table:formula="of:=[.$M35]*1/3  + [.W$5]*2/3" office:value-type="float" office:value="1.06984248975989" calcext:value-type="float">
            <text:p>1.07</text:p>
          </table:table-cell>
          <table:table-cell table:style-name="ce8" table:formula="of:=[.$M35]*1/3  + [.X$5]*2/3" office:value-type="float" office:value="1.34718862975989" calcext:value-type="float">
            <text:p>1.35</text:p>
          </table:table-cell>
          <table:table-cell table:style-name="ce8" table:formula="of:=[.$M35]*1/3  + [.Y$5]*2/3" office:value-type="float" office:value="1.71220388461389" calcext:value-type="float">
            <text:p>1.71</text:p>
          </table:table-cell>
          <table:table-cell table:style-name="ce8" table:formula="of:=[.$M35]*1/3  + [.Z$5]*2/3" office:value-type="float" office:value="2.19260046152724" calcext:value-type="float">
            <text:p>2.19</text:p>
          </table:table-cell>
          <table:table-cell table:style-name="ce8" table:formula="of:=[.$M35]*1/3  + [.AA$5]*2/3" office:value-type="float" office:value="2.8248503964029" calcext:value-type="float">
            <text:p>2.82</text:p>
          </table:table-cell>
          <table:table-cell table:style-name="ce8" table:formula="of:=[.$M35]*1/3  + [.AB$5]*2/3" office:value-type="float" office:value="3.65695453569275" calcext:value-type="float">
            <text:p>3.66</text:p>
          </table:table-cell>
          <table:table-cell table:style-name="ce8" table:formula="of:=[.$M35]*1/3  + [.AC$5]*2/3" office:value-type="float" office:value="4.75208679341213" calcext:value-type="float">
            <text:p>4.75</text:p>
          </table:table-cell>
          <table:table-cell table:style-name="ce8" table:formula="of:=[.$M35]*1/3  + [.AD$5]*2/3" office:value-type="float" office:value="6.19339035779661" calcext:value-type="float">
            <text:p>6.19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-1" calcext:value-type="float">
            <text:p>-1</text:p>
          </table:table-cell>
          <table:table-cell table:style-name="ce6" table:formula="of:=1.3161^[.L36]" office:value-type="float" office:value="0.759820682318973" calcext:value-type="float">
            <text:p>0.76</text:p>
          </table:table-cell>
          <table:table-cell table:style-name="ce8" table:formula="of:=[.$M36]*1/3  + [.N$5]*2/3" office:value-type="float" office:value="0.327335934620916" calcext:value-type="float">
            <text:p>0.33</text:p>
          </table:table-cell>
          <table:table-cell table:style-name="ce8" table:formula="of:=[.$M36]*1/3  + [.O$5]*2/3" office:value-type="float" office:value="0.350747050994245" calcext:value-type="float">
            <text:p>0.35</text:p>
          </table:table-cell>
          <table:table-cell table:style-name="ce8" table:formula="of:=[.$M36]*1/3  + [.P$5]*2/3" office:value-type="float" office:value="0.381558421253184" calcext:value-type="float">
            <text:p>0.38</text:p>
          </table:table-cell>
          <table:table-cell table:style-name="ce8" table:formula="of:=[.$M36]*1/3  + [.Q$5]*2/3" office:value-type="float" office:value="0.422109265650972" calcext:value-type="float">
            <text:p>0.42</text:p>
          </table:table-cell>
          <table:table-cell table:style-name="ce8" table:formula="of:=[.$M36]*1/3  + [.R$5]*2/3" office:value-type="float" office:value="0.475478231962903" calcext:value-type="float">
            <text:p>0.48</text:p>
          </table:table-cell>
          <table:table-cell table:style-name="ce8" table:formula="of:=[.$M36]*1/3  + [.S$5]*2/3" office:value-type="float" office:value="0.545717128526034" calcext:value-type="float">
            <text:p>0.55</text:p>
          </table:table-cell>
          <table:table-cell table:style-name="ce8" table:formula="of:=[.$M36]*1/3  + [.T$5]*2/3" office:value-type="float" office:value="0.63815854029277" calcext:value-type="float">
            <text:p>0.64</text:p>
          </table:table-cell>
          <table:table-cell table:style-name="ce8" table:formula="of:=[.$M36]*1/3  + [.U$5]*2/3" office:value-type="float" office:value="0.759820682318973" calcext:value-type="float">
            <text:p>0.76</text:p>
          </table:table-cell>
          <table:table-cell table:style-name="ce8" table:formula="of:=[.$M36]*1/3  + [.V$5]*2/3" office:value-type="float" office:value="0.919940227439657" calcext:value-type="float">
            <text:p>0.92</text:p>
          </table:table-cell>
          <table:table-cell table:style-name="ce8" table:formula="of:=[.$M36]*1/3  + [.W$5]*2/3" office:value-type="float" office:value="1.13067356077299" calcext:value-type="float">
            <text:p>1.13</text:p>
          </table:table-cell>
          <table:table-cell table:style-name="ce8" table:formula="of:=[.$M36]*1/3  + [.X$5]*2/3" office:value-type="float" office:value="1.40801970077299" calcext:value-type="float">
            <text:p>1.41</text:p>
          </table:table-cell>
          <table:table-cell table:style-name="ce8" table:formula="of:=[.$M36]*1/3  + [.Y$5]*2/3" office:value-type="float" office:value="1.77303495562699" calcext:value-type="float">
            <text:p>1.77</text:p>
          </table:table-cell>
          <table:table-cell table:style-name="ce8" table:formula="of:=[.$M36]*1/3  + [.Z$5]*2/3" office:value-type="float" office:value="2.25343153254034" calcext:value-type="float">
            <text:p>2.25</text:p>
          </table:table-cell>
          <table:table-cell table:style-name="ce8" table:formula="of:=[.$M36]*1/3  + [.AA$5]*2/3" office:value-type="float" office:value="2.885681467416" calcext:value-type="float">
            <text:p>2.89</text:p>
          </table:table-cell>
          <table:table-cell table:style-name="ce8" table:formula="of:=[.$M36]*1/3  + [.AB$5]*2/3" office:value-type="float" office:value="3.71778560670585" calcext:value-type="float">
            <text:p>3.72</text:p>
          </table:table-cell>
          <table:table-cell table:style-name="ce8" table:formula="of:=[.$M36]*1/3  + [.AC$5]*2/3" office:value-type="float" office:value="4.81291786442523" calcext:value-type="float">
            <text:p>4.81</text:p>
          </table:table-cell>
          <table:table-cell table:style-name="ce8" table:formula="of:=[.$M36]*1/3  + [.AD$5]*2/3" office:value-type="float" office:value="6.25422142880971" calcext:value-type="float">
            <text:p>6.2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float" office:value="0" calcext:value-type="float">
            <text:p>0</text:p>
          </table:table-cell>
          <table:table-cell table:style-name="ce6" table:formula="of:=1.3161^[.L37]" office:value-type="float" office:value="1" calcext:value-type="float">
            <text:p>1.00</text:p>
          </table:table-cell>
          <table:table-cell table:style-name="ce8" table:formula="of:=[.$M37]*1/3  + [.N$5]*2/3" office:value-type="float" office:value="0.407395707181258" calcext:value-type="float">
            <text:p>0.41</text:p>
          </table:table-cell>
          <table:table-cell table:style-name="ce8" table:formula="of:=[.$M37]*1/3  + [.O$5]*2/3" office:value-type="float" office:value="0.430806823554588" calcext:value-type="float">
            <text:p>0.43</text:p>
          </table:table-cell>
          <table:table-cell table:style-name="ce8" table:formula="of:=[.$M37]*1/3  + [.P$5]*2/3" office:value-type="float" office:value="0.461618193813526" calcext:value-type="float">
            <text:p>0.46</text:p>
          </table:table-cell>
          <table:table-cell table:style-name="ce8" table:formula="of:=[.$M37]*1/3  + [.Q$5]*2/3" office:value-type="float" office:value="0.502169038211315" calcext:value-type="float">
            <text:p>0.50</text:p>
          </table:table-cell>
          <table:table-cell table:style-name="ce8" table:formula="of:=[.$M37]*1/3  + [.R$5]*2/3" office:value-type="float" office:value="0.555538004523245" calcext:value-type="float">
            <text:p>0.56</text:p>
          </table:table-cell>
          <table:table-cell table:style-name="ce8" table:formula="of:=[.$M37]*1/3  + [.S$5]*2/3" office:value-type="float" office:value="0.625776901086376" calcext:value-type="float">
            <text:p>0.63</text:p>
          </table:table-cell>
          <table:table-cell table:style-name="ce8" table:formula="of:=[.$M37]*1/3  + [.T$5]*2/3" office:value-type="float" office:value="0.718218312853113" calcext:value-type="float">
            <text:p>0.72</text:p>
          </table:table-cell>
          <table:table-cell table:style-name="ce8" table:formula="of:=[.$M37]*1/3  + [.U$5]*2/3" office:value-type="float" office:value="0.839880454879315" calcext:value-type="float">
            <text:p>0.84</text:p>
          </table:table-cell>
          <table:table-cell table:style-name="ce8" table:formula="of:=[.$M37]*1/3  + [.V$5]*2/3" office:value-type="float" office:value="1" calcext:value-type="float">
            <text:p>1.00</text:p>
          </table:table-cell>
          <table:table-cell table:style-name="ce8" table:formula="of:=[.$M37]*1/3  + [.W$5]*2/3" office:value-type="float" office:value="1.21073333333333" calcext:value-type="float">
            <text:p>1.21</text:p>
          </table:table-cell>
          <table:table-cell table:style-name="ce8" table:formula="of:=[.$M37]*1/3  + [.X$5]*2/3" office:value-type="float" office:value="1.48807947333333" calcext:value-type="float">
            <text:p>1.49</text:p>
          </table:table-cell>
          <table:table-cell table:style-name="ce8" table:formula="of:=[.$M37]*1/3  + [.Y$5]*2/3" office:value-type="float" office:value="1.85309472818733" calcext:value-type="float">
            <text:p>1.85</text:p>
          </table:table-cell>
          <table:table-cell table:style-name="ce8" table:formula="of:=[.$M37]*1/3  + [.Z$5]*2/3" office:value-type="float" office:value="2.33349130510068" calcext:value-type="float">
            <text:p>2.33</text:p>
          </table:table-cell>
          <table:table-cell table:style-name="ce8" table:formula="of:=[.$M37]*1/3  + [.AA$5]*2/3" office:value-type="float" office:value="2.96574123997634" calcext:value-type="float">
            <text:p>2.97</text:p>
          </table:table-cell>
          <table:table-cell table:style-name="ce8" table:formula="of:=[.$M37]*1/3  + [.AB$5]*2/3" office:value-type="float" office:value="3.7978453792662" calcext:value-type="float">
            <text:p>3.80</text:p>
          </table:table-cell>
          <table:table-cell table:style-name="ce8" table:formula="of:=[.$M37]*1/3  + [.AC$5]*2/3" office:value-type="float" office:value="4.89297763698558" calcext:value-type="float">
            <text:p>4.89</text:p>
          </table:table-cell>
          <table:table-cell table:style-name="ce8" table:formula="of:=[.$M37]*1/3  + [.AD$5]*2/3" office:value-type="float" office:value="6.33428120137005" calcext:value-type="float">
            <text:p>6.33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1" calcext:value-type="float">
            <text:p>1</text:p>
          </table:table-cell>
          <table:table-cell table:style-name="ce6" table:formula="of:=1.3161^[.L38]" office:value-type="float" office:value="1.3161" calcext:value-type="float">
            <text:p>1.32</text:p>
          </table:table-cell>
          <table:table-cell table:style-name="ce8" table:formula="of:=[.$M38]*1/3  + [.N$5]*2/3" office:value-type="float" office:value="0.512762373847925" calcext:value-type="float">
            <text:p>0.51</text:p>
          </table:table-cell>
          <table:table-cell table:style-name="ce8" table:formula="of:=[.$M38]*1/3  + [.O$5]*2/3" office:value-type="float" office:value="0.536173490221254" calcext:value-type="float">
            <text:p>0.54</text:p>
          </table:table-cell>
          <table:table-cell table:style-name="ce8" table:formula="of:=[.$M38]*1/3  + [.P$5]*2/3" office:value-type="float" office:value="0.566984860480193" calcext:value-type="float">
            <text:p>0.57</text:p>
          </table:table-cell>
          <table:table-cell table:style-name="ce8" table:formula="of:=[.$M38]*1/3  + [.Q$5]*2/3" office:value-type="float" office:value="0.607535704877982" calcext:value-type="float">
            <text:p>0.61</text:p>
          </table:table-cell>
          <table:table-cell table:style-name="ce8" table:formula="of:=[.$M38]*1/3  + [.R$5]*2/3" office:value-type="float" office:value="0.660904671189912" calcext:value-type="float">
            <text:p>0.66</text:p>
          </table:table-cell>
          <table:table-cell table:style-name="ce8" table:formula="of:=[.$M38]*1/3  + [.S$5]*2/3" office:value-type="float" office:value="0.731143567753043" calcext:value-type="float">
            <text:p>0.73</text:p>
          </table:table-cell>
          <table:table-cell table:style-name="ce8" table:formula="of:=[.$M38]*1/3  + [.T$5]*2/3" office:value-type="float" office:value="0.82358497951978" calcext:value-type="float">
            <text:p>0.82</text:p>
          </table:table-cell>
          <table:table-cell table:style-name="ce8" table:formula="of:=[.$M38]*1/3  + [.U$5]*2/3" office:value-type="float" office:value="0.945247121545982" calcext:value-type="float">
            <text:p>0.95</text:p>
          </table:table-cell>
          <table:table-cell table:style-name="ce8" table:formula="of:=[.$M38]*1/3  + [.V$5]*2/3" office:value-type="float" office:value="1.10536666666667" calcext:value-type="float">
            <text:p>1.11</text:p>
          </table:table-cell>
          <table:table-cell table:style-name="ce8" table:formula="of:=[.$M38]*1/3  + [.W$5]*2/3" office:value-type="float" office:value="1.3161" calcext:value-type="float">
            <text:p>1.32</text:p>
          </table:table-cell>
          <table:table-cell table:style-name="ce8" table:formula="of:=[.$M38]*1/3  + [.X$5]*2/3" office:value-type="float" office:value="1.59344614" calcext:value-type="float">
            <text:p>1.59</text:p>
          </table:table-cell>
          <table:table-cell table:style-name="ce8" table:formula="of:=[.$M38]*1/3  + [.Y$5]*2/3" office:value-type="float" office:value="1.958461394854" calcext:value-type="float">
            <text:p>1.96</text:p>
          </table:table-cell>
          <table:table-cell table:style-name="ce8" table:formula="of:=[.$M38]*1/3  + [.Z$5]*2/3" office:value-type="float" office:value="2.43885797176735" calcext:value-type="float">
            <text:p>2.44</text:p>
          </table:table-cell>
          <table:table-cell table:style-name="ce8" table:formula="of:=[.$M38]*1/3  + [.AA$5]*2/3" office:value-type="float" office:value="3.07110790664301" calcext:value-type="float">
            <text:p>3.07</text:p>
          </table:table-cell>
          <table:table-cell table:style-name="ce8" table:formula="of:=[.$M38]*1/3  + [.AB$5]*2/3" office:value-type="float" office:value="3.90321204593286" calcext:value-type="float">
            <text:p>3.90</text:p>
          </table:table-cell>
          <table:table-cell table:style-name="ce8" table:formula="of:=[.$M38]*1/3  + [.AC$5]*2/3" office:value-type="float" office:value="4.99834430365224" calcext:value-type="float">
            <text:p>5.00</text:p>
          </table:table-cell>
          <table:table-cell table:style-name="ce8" table:formula="of:=[.$M38]*1/3  + [.AD$5]*2/3" office:value-type="float" office:value="6.43964786803672" calcext:value-type="float">
            <text:p>6.44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2" calcext:value-type="float">
            <text:p>2</text:p>
          </table:table-cell>
          <table:table-cell table:style-name="ce6" table:formula="of:=1.3161^[.L39]" office:value-type="float" office:value="1.73211921" calcext:value-type="float">
            <text:p>1.73</text:p>
          </table:table-cell>
          <table:table-cell table:style-name="ce8" table:formula="of:=[.$M39]*1/3  + [.N$5]*2/3" office:value-type="float" office:value="0.651435443847925" calcext:value-type="float">
            <text:p>0.65</text:p>
          </table:table-cell>
          <table:table-cell table:style-name="ce8" table:formula="of:=[.$M39]*1/3  + [.O$5]*2/3" office:value-type="float" office:value="0.674846560221254" calcext:value-type="float">
            <text:p>0.67</text:p>
          </table:table-cell>
          <table:table-cell table:style-name="ce8" table:formula="of:=[.$M39]*1/3  + [.P$5]*2/3" office:value-type="float" office:value="0.705657930480193" calcext:value-type="float">
            <text:p>0.71</text:p>
          </table:table-cell>
          <table:table-cell table:style-name="ce8" table:formula="of:=[.$M39]*1/3  + [.Q$5]*2/3" office:value-type="float" office:value="0.746208774877982" calcext:value-type="float">
            <text:p>0.75</text:p>
          </table:table-cell>
          <table:table-cell table:style-name="ce8" table:formula="of:=[.$M39]*1/3  + [.R$5]*2/3" office:value-type="float" office:value="0.799577741189912" calcext:value-type="float">
            <text:p>0.80</text:p>
          </table:table-cell>
          <table:table-cell table:style-name="ce8" table:formula="of:=[.$M39]*1/3  + [.S$5]*2/3" office:value-type="float" office:value="0.869816637753043" calcext:value-type="float">
            <text:p>0.87</text:p>
          </table:table-cell>
          <table:table-cell table:style-name="ce8" table:formula="of:=[.$M39]*1/3  + [.T$5]*2/3" office:value-type="float" office:value="0.96225804951978" calcext:value-type="float">
            <text:p>0.96</text:p>
          </table:table-cell>
          <table:table-cell table:style-name="ce8" table:formula="of:=[.$M39]*1/3  + [.U$5]*2/3" office:value-type="float" office:value="1.08392019154598" calcext:value-type="float">
            <text:p>1.08</text:p>
          </table:table-cell>
          <table:table-cell table:style-name="ce8" table:formula="of:=[.$M39]*1/3  + [.V$5]*2/3" office:value-type="float" office:value="1.24403973666667" calcext:value-type="float">
            <text:p>1.24</text:p>
          </table:table-cell>
          <table:table-cell table:style-name="ce8" table:formula="of:=[.$M39]*1/3  + [.W$5]*2/3" office:value-type="float" office:value="1.45477307" calcext:value-type="float">
            <text:p>1.45</text:p>
          </table:table-cell>
          <table:table-cell table:style-name="ce8" table:formula="of:=[.$M39]*1/3  + [.X$5]*2/3" office:value-type="float" office:value="1.73211921" calcext:value-type="float">
            <text:p>1.73</text:p>
          </table:table-cell>
          <table:table-cell table:style-name="ce8" table:formula="of:=[.$M39]*1/3  + [.Y$5]*2/3" office:value-type="float" office:value="2.097134464854" calcext:value-type="float">
            <text:p>2.10</text:p>
          </table:table-cell>
          <table:table-cell table:style-name="ce8" table:formula="of:=[.$M39]*1/3  + [.Z$5]*2/3" office:value-type="float" office:value="2.57753104176735" calcext:value-type="float">
            <text:p>2.58</text:p>
          </table:table-cell>
          <table:table-cell table:style-name="ce8" table:formula="of:=[.$M39]*1/3  + [.AA$5]*2/3" office:value-type="float" office:value="3.20978097664301" calcext:value-type="float">
            <text:p>3.21</text:p>
          </table:table-cell>
          <table:table-cell table:style-name="ce8" table:formula="of:=[.$M39]*1/3  + [.AB$5]*2/3" office:value-type="float" office:value="4.04188511593286" calcext:value-type="float">
            <text:p>4.04</text:p>
          </table:table-cell>
          <table:table-cell table:style-name="ce8" table:formula="of:=[.$M39]*1/3  + [.AC$5]*2/3" office:value-type="float" office:value="5.13701737365224" calcext:value-type="float">
            <text:p>5.14</text:p>
          </table:table-cell>
          <table:table-cell table:style-name="ce8" table:formula="of:=[.$M39]*1/3  + [.AD$5]*2/3" office:value-type="float" office:value="6.57832093803672" calcext:value-type="float">
            <text:p>6.58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3" calcext:value-type="float">
            <text:p>3</text:p>
          </table:table-cell>
          <table:table-cell table:style-name="ce6" table:formula="of:=1.3161^[.L40]" office:value-type="float" office:value="2.279642092281" calcext:value-type="float">
            <text:p>2.28</text:p>
          </table:table-cell>
          <table:table-cell table:style-name="ce8" table:formula="of:=[.$M40]*1/3  + [.N$5]*2/3" office:value-type="float" office:value="0.833943071274925" calcext:value-type="float">
            <text:p>0.83</text:p>
          </table:table-cell>
          <table:table-cell table:style-name="ce8" table:formula="of:=[.$M40]*1/3  + [.O$5]*2/3" office:value-type="float" office:value="0.857354187648254" calcext:value-type="float">
            <text:p>0.86</text:p>
          </table:table-cell>
          <table:table-cell table:style-name="ce8" table:formula="of:=[.$M40]*1/3  + [.P$5]*2/3" office:value-type="float" office:value="0.888165557907193" calcext:value-type="float">
            <text:p>0.89</text:p>
          </table:table-cell>
          <table:table-cell table:style-name="ce8" table:formula="of:=[.$M40]*1/3  + [.Q$5]*2/3" office:value-type="float" office:value="0.928716402304982" calcext:value-type="float">
            <text:p>0.93</text:p>
          </table:table-cell>
          <table:table-cell table:style-name="ce8" table:formula="of:=[.$M40]*1/3  + [.R$5]*2/3" office:value-type="float" office:value="0.982085368616912" calcext:value-type="float">
            <text:p>0.98</text:p>
          </table:table-cell>
          <table:table-cell table:style-name="ce8" table:formula="of:=[.$M40]*1/3  + [.S$5]*2/3" office:value-type="float" office:value="1.05232426518004" calcext:value-type="float">
            <text:p>1.05</text:p>
          </table:table-cell>
          <table:table-cell table:style-name="ce8" table:formula="of:=[.$M40]*1/3  + [.T$5]*2/3" office:value-type="float" office:value="1.14476567694678" calcext:value-type="float">
            <text:p>1.14</text:p>
          </table:table-cell>
          <table:table-cell table:style-name="ce8" table:formula="of:=[.$M40]*1/3  + [.U$5]*2/3" office:value-type="float" office:value="1.26642781897298" calcext:value-type="float">
            <text:p>1.27</text:p>
          </table:table-cell>
          <table:table-cell table:style-name="ce8" table:formula="of:=[.$M40]*1/3  + [.V$5]*2/3" office:value-type="float" office:value="1.42654736409367" calcext:value-type="float">
            <text:p>1.43</text:p>
          </table:table-cell>
          <table:table-cell table:style-name="ce8" table:formula="of:=[.$M40]*1/3  + [.W$5]*2/3" office:value-type="float" office:value="1.637280697427" calcext:value-type="float">
            <text:p>1.64</text:p>
          </table:table-cell>
          <table:table-cell table:style-name="ce8" table:formula="of:=[.$M40]*1/3  + [.X$5]*2/3" office:value-type="float" office:value="1.914626837427" calcext:value-type="float">
            <text:p>1.91</text:p>
          </table:table-cell>
          <table:table-cell table:style-name="ce8" table:formula="of:=[.$M40]*1/3  + [.Y$5]*2/3" office:value-type="float" office:value="2.279642092281" calcext:value-type="float">
            <text:p>2.28</text:p>
          </table:table-cell>
          <table:table-cell table:style-name="ce8" table:formula="of:=[.$M40]*1/3  + [.Z$5]*2/3" office:value-type="float" office:value="2.76003866919435" calcext:value-type="float">
            <text:p>2.76</text:p>
          </table:table-cell>
          <table:table-cell table:style-name="ce8" table:formula="of:=[.$M40]*1/3  + [.AA$5]*2/3" office:value-type="float" office:value="3.39228860407001" calcext:value-type="float">
            <text:p>3.39</text:p>
          </table:table-cell>
          <table:table-cell table:style-name="ce8" table:formula="of:=[.$M40]*1/3  + [.AB$5]*2/3" office:value-type="float" office:value="4.22439274335986" calcext:value-type="float">
            <text:p>4.22</text:p>
          </table:table-cell>
          <table:table-cell table:style-name="ce8" table:formula="of:=[.$M40]*1/3  + [.AC$5]*2/3" office:value-type="float" office:value="5.31952500107924" calcext:value-type="float">
            <text:p>5.32</text:p>
          </table:table-cell>
          <table:table-cell table:style-name="ce8" table:formula="of:=[.$M40]*1/3  + [.AD$5]*2/3" office:value-type="float" office:value="6.76082856546372" calcext:value-type="float">
            <text:p>6.76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4" calcext:value-type="float">
            <text:p>4</text:p>
          </table:table-cell>
          <table:table-cell table:style-name="ce6" table:formula="of:=1.3161^[.L41]" office:value-type="float" office:value="3.00023695765102" calcext:value-type="float">
            <text:p>3.00</text:p>
          </table:table-cell>
          <table:table-cell table:style-name="ce8" table:formula="of:=[.$M41]*1/3  + [.N$5]*2/3" office:value-type="float" office:value="1.0741413597316" calcext:value-type="float">
            <text:p>1.07</text:p>
          </table:table-cell>
          <table:table-cell table:style-name="ce8" table:formula="of:=[.$M41]*1/3  + [.O$5]*2/3" office:value-type="float" office:value="1.09755247610493" calcext:value-type="float">
            <text:p>1.10</text:p>
          </table:table-cell>
          <table:table-cell table:style-name="ce8" table:formula="of:=[.$M41]*1/3  + [.P$5]*2/3" office:value-type="float" office:value="1.12836384636387" calcext:value-type="float">
            <text:p>1.13</text:p>
          </table:table-cell>
          <table:table-cell table:style-name="ce8" table:formula="of:=[.$M41]*1/3  + [.Q$5]*2/3" office:value-type="float" office:value="1.16891469076166" calcext:value-type="float">
            <text:p>1.17</text:p>
          </table:table-cell>
          <table:table-cell table:style-name="ce8" table:formula="of:=[.$M41]*1/3  + [.R$5]*2/3" office:value-type="float" office:value="1.22228365707359" calcext:value-type="float">
            <text:p>1.22</text:p>
          </table:table-cell>
          <table:table-cell table:style-name="ce8" table:formula="of:=[.$M41]*1/3  + [.S$5]*2/3" office:value-type="float" office:value="1.29252255363672" calcext:value-type="float">
            <text:p>1.29</text:p>
          </table:table-cell>
          <table:table-cell table:style-name="ce8" table:formula="of:=[.$M41]*1/3  + [.T$5]*2/3" office:value-type="float" office:value="1.38496396540345" calcext:value-type="float">
            <text:p>1.38</text:p>
          </table:table-cell>
          <table:table-cell table:style-name="ce8" table:formula="of:=[.$M41]*1/3  + [.U$5]*2/3" office:value-type="float" office:value="1.50662610742966" calcext:value-type="float">
            <text:p>1.51</text:p>
          </table:table-cell>
          <table:table-cell table:style-name="ce8" table:formula="of:=[.$M41]*1/3  + [.V$5]*2/3" office:value-type="float" office:value="1.66674565255034" calcext:value-type="float">
            <text:p>1.67</text:p>
          </table:table-cell>
          <table:table-cell table:style-name="ce8" table:formula="of:=[.$M41]*1/3  + [.W$5]*2/3" office:value-type="float" office:value="1.87747898588367" calcext:value-type="float">
            <text:p>1.88</text:p>
          </table:table-cell>
          <table:table-cell table:style-name="ce8" table:formula="of:=[.$M41]*1/3  + [.X$5]*2/3" office:value-type="float" office:value="2.15482512588367" calcext:value-type="float">
            <text:p>2.15</text:p>
          </table:table-cell>
          <table:table-cell table:style-name="ce8" table:formula="of:=[.$M41]*1/3  + [.Y$5]*2/3" office:value-type="float" office:value="2.51984038073767" calcext:value-type="float">
            <text:p>2.52</text:p>
          </table:table-cell>
          <table:table-cell table:style-name="ce8" table:formula="of:=[.$M41]*1/3  + [.Z$5]*2/3" office:value-type="float" office:value="3.00023695765102" calcext:value-type="float">
            <text:p>3.00</text:p>
          </table:table-cell>
          <table:table-cell table:style-name="ce8" table:formula="of:=[.$M41]*1/3  + [.AA$5]*2/3" office:value-type="float" office:value="3.63248689252668" calcext:value-type="float">
            <text:p>3.63</text:p>
          </table:table-cell>
          <table:table-cell table:style-name="ce8" table:formula="of:=[.$M41]*1/3  + [.AB$5]*2/3" office:value-type="float" office:value="4.46459103181654" calcext:value-type="float">
            <text:p>4.46</text:p>
          </table:table-cell>
          <table:table-cell table:style-name="ce8" table:formula="of:=[.$M41]*1/3  + [.AC$5]*2/3" office:value-type="float" office:value="5.55972328953592" calcext:value-type="float">
            <text:p>5.56</text:p>
          </table:table-cell>
          <table:table-cell table:style-name="ce8" table:formula="of:=[.$M41]*1/3  + [.AD$5]*2/3" office:value-type="float" office:value="7.00102685392039" calcext:value-type="float">
            <text:p>7.00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5" calcext:value-type="float">
            <text:p>5</text:p>
          </table:table-cell>
          <table:table-cell table:style-name="ce6" table:formula="of:=1.3161^[.L42]" office:value-type="float" office:value="3.94861185996451" calcext:value-type="float">
            <text:p>3.95</text:p>
          </table:table-cell>
          <table:table-cell table:style-name="ce8" table:formula="of:=[.$M42]*1/3  + [.N$5]*2/3" office:value-type="float" office:value="1.39026632716943" calcext:value-type="float">
            <text:p>1.39</text:p>
          </table:table-cell>
          <table:table-cell table:style-name="ce8" table:formula="of:=[.$M42]*1/3  + [.O$5]*2/3" office:value-type="float" office:value="1.41367744354276" calcext:value-type="float">
            <text:p>1.41</text:p>
          </table:table-cell>
          <table:table-cell table:style-name="ce8" table:formula="of:=[.$M42]*1/3  + [.P$5]*2/3" office:value-type="float" office:value="1.4444888138017" calcext:value-type="float">
            <text:p>1.44</text:p>
          </table:table-cell>
          <table:table-cell table:style-name="ce8" table:formula="of:=[.$M42]*1/3  + [.Q$5]*2/3" office:value-type="float" office:value="1.48503965819949" calcext:value-type="float">
            <text:p>1.49</text:p>
          </table:table-cell>
          <table:table-cell table:style-name="ce8" table:formula="of:=[.$M42]*1/3  + [.R$5]*2/3" office:value-type="float" office:value="1.53840862451142" calcext:value-type="float">
            <text:p>1.54</text:p>
          </table:table-cell>
          <table:table-cell table:style-name="ce8" table:formula="of:=[.$M42]*1/3  + [.S$5]*2/3" office:value-type="float" office:value="1.60864752107455" calcext:value-type="float">
            <text:p>1.61</text:p>
          </table:table-cell>
          <table:table-cell table:style-name="ce8" table:formula="of:=[.$M42]*1/3  + [.T$5]*2/3" office:value-type="float" office:value="1.70108893284128" calcext:value-type="float">
            <text:p>1.70</text:p>
          </table:table-cell>
          <table:table-cell table:style-name="ce8" table:formula="of:=[.$M42]*1/3  + [.U$5]*2/3" office:value-type="float" office:value="1.82275107486749" calcext:value-type="float">
            <text:p>1.82</text:p>
          </table:table-cell>
          <table:table-cell table:style-name="ce8" table:formula="of:=[.$M42]*1/3  + [.V$5]*2/3" office:value-type="float" office:value="1.98287061998817" calcext:value-type="float">
            <text:p>1.98</text:p>
          </table:table-cell>
          <table:table-cell table:style-name="ce8" table:formula="of:=[.$M42]*1/3  + [.W$5]*2/3" office:value-type="float" office:value="2.1936039533215" calcext:value-type="float">
            <text:p>2.19</text:p>
          </table:table-cell>
          <table:table-cell table:style-name="ce8" table:formula="of:=[.$M42]*1/3  + [.X$5]*2/3" office:value-type="float" office:value="2.4709500933215" calcext:value-type="float">
            <text:p>2.47</text:p>
          </table:table-cell>
          <table:table-cell table:style-name="ce8" table:formula="of:=[.$M42]*1/3  + [.Y$5]*2/3" office:value-type="float" office:value="2.8359653481755" calcext:value-type="float">
            <text:p>2.84</text:p>
          </table:table-cell>
          <table:table-cell table:style-name="ce8" table:formula="of:=[.$M42]*1/3  + [.Z$5]*2/3" office:value-type="float" office:value="3.31636192508885" calcext:value-type="float">
            <text:p>3.32</text:p>
          </table:table-cell>
          <table:table-cell table:style-name="ce8" table:formula="of:=[.$M42]*1/3  + [.AA$5]*2/3" office:value-type="float" office:value="3.94861185996451" calcext:value-type="float">
            <text:p>3.95</text:p>
          </table:table-cell>
          <table:table-cell table:style-name="ce8" table:formula="of:=[.$M42]*1/3  + [.AB$5]*2/3" office:value-type="float" office:value="4.78071599925437" calcext:value-type="float">
            <text:p>4.78</text:p>
          </table:table-cell>
          <table:table-cell table:style-name="ce8" table:formula="of:=[.$M42]*1/3  + [.AC$5]*2/3" office:value-type="float" office:value="5.87584825697375" calcext:value-type="float">
            <text:p>5.88</text:p>
          </table:table-cell>
          <table:table-cell table:style-name="ce8" table:formula="of:=[.$M42]*1/3  + [.AD$5]*2/3" office:value-type="float" office:value="7.31715182135822" calcext:value-type="float">
            <text:p>7.32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6" calcext:value-type="float">
            <text:p>6</text:p>
          </table:table-cell>
          <table:table-cell table:style-name="ce6" table:formula="of:=1.3161^[.L43]" office:value-type="float" office:value="5.1967680688993" calcext:value-type="float">
            <text:p>5.20</text:p>
          </table:table-cell>
          <table:table-cell table:style-name="ce8" table:formula="of:=[.$M43]*1/3  + [.N$5]*2/3" office:value-type="float" office:value="1.80631839681436" calcext:value-type="float">
            <text:p>1.81</text:p>
          </table:table-cell>
          <table:table-cell table:style-name="ce8" table:formula="of:=[.$M43]*1/3  + [.O$5]*2/3" office:value-type="float" office:value="1.82972951318769" calcext:value-type="float">
            <text:p>1.83</text:p>
          </table:table-cell>
          <table:table-cell table:style-name="ce8" table:formula="of:=[.$M43]*1/3  + [.P$5]*2/3" office:value-type="float" office:value="1.86054088344662" calcext:value-type="float">
            <text:p>1.86</text:p>
          </table:table-cell>
          <table:table-cell table:style-name="ce8" table:formula="of:=[.$M43]*1/3  + [.Q$5]*2/3" office:value-type="float" office:value="1.90109172784441" calcext:value-type="float">
            <text:p>1.90</text:p>
          </table:table-cell>
          <table:table-cell table:style-name="ce8" table:formula="of:=[.$M43]*1/3  + [.R$5]*2/3" office:value-type="float" office:value="1.95446069415634" calcext:value-type="float">
            <text:p>1.95</text:p>
          </table:table-cell>
          <table:table-cell table:style-name="ce8" table:formula="of:=[.$M43]*1/3  + [.S$5]*2/3" office:value-type="float" office:value="2.02469959071947" calcext:value-type="float">
            <text:p>2.02</text:p>
          </table:table-cell>
          <table:table-cell table:style-name="ce8" table:formula="of:=[.$M43]*1/3  + [.T$5]*2/3" office:value-type="float" office:value="2.11714100248621" calcext:value-type="float">
            <text:p>2.12</text:p>
          </table:table-cell>
          <table:table-cell table:style-name="ce8" table:formula="of:=[.$M43]*1/3  + [.U$5]*2/3" office:value-type="float" office:value="2.23880314451241" calcext:value-type="float">
            <text:p>2.24</text:p>
          </table:table-cell>
          <table:table-cell table:style-name="ce8" table:formula="of:=[.$M43]*1/3  + [.V$5]*2/3" office:value-type="float" office:value="2.3989226896331" calcext:value-type="float">
            <text:p>2.40</text:p>
          </table:table-cell>
          <table:table-cell table:style-name="ce8" table:formula="of:=[.$M43]*1/3  + [.W$5]*2/3" office:value-type="float" office:value="2.60965602296643" calcext:value-type="float">
            <text:p>2.61</text:p>
          </table:table-cell>
          <table:table-cell table:style-name="ce8" table:formula="of:=[.$M43]*1/3  + [.X$5]*2/3" office:value-type="float" office:value="2.88700216296643" calcext:value-type="float">
            <text:p>2.89</text:p>
          </table:table-cell>
          <table:table-cell table:style-name="ce8" table:formula="of:=[.$M43]*1/3  + [.Y$5]*2/3" office:value-type="float" office:value="3.25201741782043" calcext:value-type="float">
            <text:p>3.25</text:p>
          </table:table-cell>
          <table:table-cell table:style-name="ce8" table:formula="of:=[.$M43]*1/3  + [.Z$5]*2/3" office:value-type="float" office:value="3.73241399473378" calcext:value-type="float">
            <text:p>3.73</text:p>
          </table:table-cell>
          <table:table-cell table:style-name="ce8" table:formula="of:=[.$M43]*1/3  + [.AA$5]*2/3" office:value-type="float" office:value="4.36466392960944" calcext:value-type="float">
            <text:p>4.36</text:p>
          </table:table-cell>
          <table:table-cell table:style-name="ce8" table:formula="of:=[.$M43]*1/3  + [.AB$5]*2/3" office:value-type="float" office:value="5.1967680688993" calcext:value-type="float">
            <text:p>5.20</text:p>
          </table:table-cell>
          <table:table-cell table:style-name="ce8" table:formula="of:=[.$M43]*1/3  + [.AC$5]*2/3" office:value-type="float" office:value="6.29190032661867" calcext:value-type="float">
            <text:p>6.29</text:p>
          </table:table-cell>
          <table:table-cell table:style-name="ce8" table:formula="of:=[.$M43]*1/3  + [.AD$5]*2/3" office:value-type="float" office:value="7.73320389100315" calcext:value-type="float">
            <text:p>7.73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7" calcext:value-type="float">
            <text:p>7</text:p>
          </table:table-cell>
          <table:table-cell table:style-name="ce6" table:formula="of:=1.3161^[.L44]" office:value-type="float" office:value="6.83946645547836" calcext:value-type="float">
            <text:p>6.84</text:p>
          </table:table-cell>
          <table:table-cell table:style-name="ce8" table:formula="of:=[.$M44]*1/3  + [.N$5]*2/3" office:value-type="float" office:value="2.35388452567405" calcext:value-type="float">
            <text:p>2.35</text:p>
          </table:table-cell>
          <table:table-cell table:style-name="ce8" table:formula="of:=[.$M44]*1/3  + [.O$5]*2/3" office:value-type="float" office:value="2.37729564204738" calcext:value-type="float">
            <text:p>2.38</text:p>
          </table:table-cell>
          <table:table-cell table:style-name="ce8" table:formula="of:=[.$M44]*1/3  + [.P$5]*2/3" office:value-type="float" office:value="2.40810701230631" calcext:value-type="float">
            <text:p>2.41</text:p>
          </table:table-cell>
          <table:table-cell table:style-name="ce8" table:formula="of:=[.$M44]*1/3  + [.Q$5]*2/3" office:value-type="float" office:value="2.4486578567041" calcext:value-type="float">
            <text:p>2.45</text:p>
          </table:table-cell>
          <table:table-cell table:style-name="ce8" table:formula="of:=[.$M44]*1/3  + [.R$5]*2/3" office:value-type="float" office:value="2.50202682301603" calcext:value-type="float">
            <text:p>2.50</text:p>
          </table:table-cell>
          <table:table-cell table:style-name="ce8" table:formula="of:=[.$M44]*1/3  + [.S$5]*2/3" office:value-type="float" office:value="2.57226571957916" calcext:value-type="float">
            <text:p>2.57</text:p>
          </table:table-cell>
          <table:table-cell table:style-name="ce8" table:formula="of:=[.$M44]*1/3  + [.T$5]*2/3" office:value-type="float" office:value="2.6647071313459" calcext:value-type="float">
            <text:p>2.66</text:p>
          </table:table-cell>
          <table:table-cell table:style-name="ce8" table:formula="of:=[.$M44]*1/3  + [.U$5]*2/3" office:value-type="float" office:value="2.7863692733721" calcext:value-type="float">
            <text:p>2.79</text:p>
          </table:table-cell>
          <table:table-cell table:style-name="ce8" table:formula="of:=[.$M44]*1/3  + [.V$5]*2/3" office:value-type="float" office:value="2.94648881849279" calcext:value-type="float">
            <text:p>2.95</text:p>
          </table:table-cell>
          <table:table-cell table:style-name="ce8" table:formula="of:=[.$M44]*1/3  + [.W$5]*2/3" office:value-type="float" office:value="3.15722215182612" calcext:value-type="float">
            <text:p>3.16</text:p>
          </table:table-cell>
          <table:table-cell table:style-name="ce8" table:formula="of:=[.$M44]*1/3  + [.X$5]*2/3" office:value-type="float" office:value="3.43456829182612" calcext:value-type="float">
            <text:p>3.43</text:p>
          </table:table-cell>
          <table:table-cell table:style-name="ce8" table:formula="of:=[.$M44]*1/3  + [.Y$5]*2/3" office:value-type="float" office:value="3.79958354668012" calcext:value-type="float">
            <text:p>3.80</text:p>
          </table:table-cell>
          <table:table-cell table:style-name="ce8" table:formula="of:=[.$M44]*1/3  + [.Z$5]*2/3" office:value-type="float" office:value="4.27998012359347" calcext:value-type="float">
            <text:p>4.28</text:p>
          </table:table-cell>
          <table:table-cell table:style-name="ce8" table:formula="of:=[.$M44]*1/3  + [.AA$5]*2/3" office:value-type="float" office:value="4.91223005846913" calcext:value-type="float">
            <text:p>4.91</text:p>
          </table:table-cell>
          <table:table-cell table:style-name="ce8" table:formula="of:=[.$M44]*1/3  + [.AB$5]*2/3" office:value-type="float" office:value="5.74433419775899" calcext:value-type="float">
            <text:p>5.74</text:p>
          </table:table-cell>
          <table:table-cell table:style-name="ce8" table:formula="of:=[.$M44]*1/3  + [.AC$5]*2/3" office:value-type="float" office:value="6.83946645547836" calcext:value-type="float">
            <text:p>6.84</text:p>
          </table:table-cell>
          <table:table-cell table:style-name="ce8" table:formula="of:=[.$M44]*1/3  + [.AD$5]*2/3" office:value-type="float" office:value="8.28077001986284" calcext:value-type="float">
            <text:p>8.28</text:p>
          </table:table-cell>
          <table:table-cell/>
        </table:table-row>
        <table:table-row table:style-name="ro1">
          <table:table-cell table:number-columns-repeated="11"/>
          <table:table-cell table:style-name="ce2" office:value-type="float" office:value="8" calcext:value-type="float">
            <text:p>8</text:p>
          </table:table-cell>
          <table:table-cell table:style-name="ce6" table:formula="of:=1.3161^[.L45]" office:value-type="float" office:value="9.00142180205508" calcext:value-type="float">
            <text:p>9.00</text:p>
          </table:table-cell>
          <table:table-cell table:style-name="ce8" table:formula="of:=[.$M45]*1/3  + [.N$5]*2/3" office:value-type="float" office:value="3.07453630786628" calcext:value-type="float">
            <text:p>3.07</text:p>
          </table:table-cell>
          <table:table-cell table:style-name="ce8" table:formula="of:=[.$M45]*1/3  + [.O$5]*2/3" office:value-type="float" office:value="3.09794742423961" calcext:value-type="float">
            <text:p>3.10</text:p>
          </table:table-cell>
          <table:table-cell table:style-name="ce8" table:formula="of:=[.$M45]*1/3  + [.P$5]*2/3" office:value-type="float" office:value="3.12875879449855" calcext:value-type="float">
            <text:p>3.13</text:p>
          </table:table-cell>
          <table:table-cell table:style-name="ce8" table:formula="of:=[.$M45]*1/3  + [.Q$5]*2/3" office:value-type="float" office:value="3.16930963889634" calcext:value-type="float">
            <text:p>3.17</text:p>
          </table:table-cell>
          <table:table-cell table:style-name="ce8" table:formula="of:=[.$M45]*1/3  + [.R$5]*2/3" office:value-type="float" office:value="3.22267860520827" calcext:value-type="float">
            <text:p>3.22</text:p>
          </table:table-cell>
          <table:table-cell table:style-name="ce8" table:formula="of:=[.$M45]*1/3  + [.S$5]*2/3" office:value-type="float" office:value="3.2929175017714" calcext:value-type="float">
            <text:p>3.29</text:p>
          </table:table-cell>
          <table:table-cell table:style-name="ce8" table:formula="of:=[.$M45]*1/3  + [.T$5]*2/3" office:value-type="float" office:value="3.38535891353814" calcext:value-type="float">
            <text:p>3.39</text:p>
          </table:table-cell>
          <table:table-cell table:style-name="ce8" table:formula="of:=[.$M45]*1/3  + [.U$5]*2/3" office:value-type="float" office:value="3.50702105556434" calcext:value-type="float">
            <text:p>3.51</text:p>
          </table:table-cell>
          <table:table-cell table:style-name="ce8" table:formula="of:=[.$M45]*1/3  + [.V$5]*2/3" office:value-type="float" office:value="3.66714060068503" calcext:value-type="float">
            <text:p>3.67</text:p>
          </table:table-cell>
          <table:table-cell table:style-name="ce8" table:formula="of:=[.$M45]*1/3  + [.W$5]*2/3" office:value-type="float" office:value="3.87787393401836" calcext:value-type="float">
            <text:p>3.88</text:p>
          </table:table-cell>
          <table:table-cell table:style-name="ce8" table:formula="of:=[.$M45]*1/3  + [.X$5]*2/3" office:value-type="float" office:value="4.15522007401836" calcext:value-type="float">
            <text:p>4.16</text:p>
          </table:table-cell>
          <table:table-cell table:style-name="ce8" table:formula="of:=[.$M45]*1/3  + [.Y$5]*2/3" office:value-type="float" office:value="4.52023532887236" calcext:value-type="float">
            <text:p>4.52</text:p>
          </table:table-cell>
          <table:table-cell table:style-name="ce8" table:formula="of:=[.$M45]*1/3  + [.Z$5]*2/3" office:value-type="float" office:value="5.00063190578571" calcext:value-type="float">
            <text:p>5.00</text:p>
          </table:table-cell>
          <table:table-cell table:style-name="ce8" table:formula="of:=[.$M45]*1/3  + [.AA$5]*2/3" office:value-type="float" office:value="5.63288184066137" calcext:value-type="float">
            <text:p>5.63</text:p>
          </table:table-cell>
          <table:table-cell table:style-name="ce8" table:formula="of:=[.$M45]*1/3  + [.AB$5]*2/3" office:value-type="float" office:value="6.46498597995122" calcext:value-type="float">
            <text:p>6.46</text:p>
          </table:table-cell>
          <table:table-cell table:style-name="ce8" table:formula="of:=[.$M45]*1/3  + [.AC$5]*2/3" office:value-type="float" office:value="7.5601182376706" calcext:value-type="float">
            <text:p>7.56</text:p>
          </table:table-cell>
          <table:table-cell table:style-name="ce8" table:formula="of:=[.$M45]*1/3  + [.AD$5]*2/3" office:value-type="float" office:value="9.00142180205508" calcext:value-type="float">
            <text:p>9.00</text:p>
          </table:table-cell>
          <table:table-cell/>
        </table:table-row>
        <table:table-row table:style-name="ro1" table:number-rows-repeated="1048530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Sheet1.B5:Sheet1.J13">
            <calcext:color-scale>
              <calcext:color-scale-entry calcext:value="0" calcext:type="minimum" calcext:color="#808080"/>
              <calcext:color-scale-entry calcext:value="1" calcext:type="number" calcext:color="#ffffff"/>
              <calcext:color-scale-entry calcext:value="0" calcext:type="maximum" calcext:color="#fc5c00"/>
            </calcext:color-scale>
          </calcext:conditional-format>
          <calcext:conditional-format calcext:target-range-address="Sheet1.N6:Sheet1.AD22">
            <calcext:color-scale>
              <calcext:color-scale-entry calcext:value="0" calcext:type="minimum" calcext:color="#808080"/>
              <calcext:color-scale-entry calcext:value="1" calcext:type="number" calcext:color="#ffffff"/>
              <calcext:color-scale-entry calcext:value="0" calcext:type="maximum" calcext:color="#fc5c00"/>
            </calcext:color-scale>
          </calcext:conditional-format>
          <calcext:conditional-format calcext:target-range-address="Sheet1.N29:Sheet1.AD45">
            <calcext:color-scale>
              <calcext:color-scale-entry calcext:value="0" calcext:type="minimum" calcext:color="#808080"/>
              <calcext:color-scale-entry calcext:value="1" calcext:type="number" calcext:color="#ffffff"/>
              <calcext:color-scale-entry calcext:value="0" calcext:type="maximum" calcext:color="#fc5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3T00:19:59.086000000</meta:creation-date>
    <dc:date>2024-08-03T11:13:33.441000000</dc:date>
    <meta:editing-duration>PT10M24S</meta:editing-duration>
    <meta:editing-cycles>2</meta:editing-cycles>
    <meta:generator>LibreOffice/7.2.4.1$Windows_X86_64 LibreOffice_project/27d75539669ac387bb498e35313b970b7fe9c4f9</meta:generator>
    <meta:document-statistic meta:table-count="1" meta:cell-count="825" meta:object-count="0"/>
  </office:meta>
</office:document-meta>
</file>